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33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6.35mm"/>
    </style:style>
    <style:style style:name="co11" style:family="table-column">
      <style:table-column-properties fo:break-before="auto" style:column-width="137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resultados" table:style-name="ta1">
        <table:shapes>
          <draw:frame draw:z-index="0" draw:style-name="gr1" draw:text-style-name="P1" svg:width="159.99mm" svg:height="89.99mm" svg:x="23.58mm" svg:y="1mm">
            <draw:object draw:notify-on-update-of-ranges="resultados.AD17:resultados.AD17 resultados.AD18:resultados.AD28 resultados.AE17:resultados.AE17 resultados.AE18:resultados.AE28 resultados.AF17:resultados.AF17 resultados.AF18:resultados.AF28 resultados.AG17:resultados.AG17 resultados.AG18:resultados.AG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4.16mm" svg:y="0mm">
            <draw:object draw:notify-on-update-of-ranges="resultados.AD1:resultados.AD1 resultados.AD2:resultados.AD12 resultados.AE1:resultados.AE1 resultados.AE2:resultados.AE12 resultados.AF1:resultados.AF1 resultados.AF2:resultados.AF12 resultados.AG1:resultados.AG1 resultados.AG2:resultados.AG12 resultados.AH1:resultados.AH1 resultados.AH2:resultados.AH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30.11mm" svg:height="123.21mm" svg:x="26.13mm" svg:y="103.86mm">
            <draw:object draw:notify-on-update-of-ranges="resultados.N2:resultados.N111 resultados.O1:resultados.O1 resultados.O2:resultados.O111 resultados.P1:resultados.P1 resultados.P2:resultados.P111 resultados.Q1:resultados.Q1 resultados.Q2:resultados.Q1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2"/>
          <table:table-cell office:value-type="string" calcext:value-type="string">
            <text:p>Todos os resultados</text:p>
          </table:table-cell>
          <table:table-cell office:value-type="string" calcext:value-type="string">
            <text:p>Numero de Threads</text:p>
          </table:table-cell>
          <table:table-cell office:value-type="string" calcext:value-type="string">
            <text:p>Imagem-1(1024x1024)</text:p>
          </table:table-cell>
          <table:table-cell office:value-type="string" calcext:value-type="string">
            <text:p>Imagem-2(2048x2048)</text:p>
          </table:table-cell>
          <table:table-cell office:value-type="string" calcext:value-type="string">
            <text:p>Imagem-3(4096x4096)</text:p>
          </table:table-cell>
          <table:table-cell table:number-columns-repeated="12"/>
          <table:table-cell office:value-type="string" calcext:value-type="string">
            <text:p>Numero de Threads</text:p>
          </table:table-cell>
          <table:table-cell office:value-type="string" calcext:value-type="string">
            <text:p>Imagem-1(1024x1024)</text:p>
          </table:table-cell>
          <table:table-cell office:value-type="string" calcext:value-type="string">
            <text:p>Imagem-2(2048x2048)</text:p>
          </table:table-cell>
          <table:table-cell office:value-type="string" calcext:value-type="string">
            <text:p>Imagem-3(4096x4096)</text:p>
          </table:table-cell>
          <table:table-cell office:value-type="string" calcext:value-type="string">
            <text:p>Speed-up Ideal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896.203719" calcext:value-type="float">
            <text:p>896,203719</text:p>
          </table:table-cell>
          <table:table-cell office:value-type="float" office:value="5769.476344" calcext:value-type="float">
            <text:p>5769,476344</text:p>
          </table:table-cell>
          <table:table-cell office:value-type="float" office:value="45583.282407" calcext:value-type="float">
            <text:p>45583,282407</text:p>
          </table:table-cell>
          <table:table-cell table:number-columns-repeated="1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40.454253" calcext:value-type="float">
            <text:p>740,454253</text:p>
          </table:table-cell>
          <table:table-cell office:value-type="float" office:value="5834.232893" calcext:value-type="float">
            <text:p>5834,232893</text:p>
          </table:table-cell>
          <table:table-cell office:value-type="float" office:value="45588.079294" calcext:value-type="float">
            <text:p>45588,07929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.38317757009346" calcext:value-type="float">
            <text:p>1,38317757009346</text:p>
          </table:table-cell>
          <table:table-cell office:value-type="float" office:value="1.43069306930693" calcext:value-type="float">
            <text:p>1,43069306930693</text:p>
          </table:table-cell>
          <table:table-cell office:value-type="float" office:value="1.52520629405673" calcext:value-type="float">
            <text:p>1,52520629405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40.731254" calcext:value-type="float">
            <text:p>740,731254</text:p>
          </table:table-cell>
          <table:table-cell office:value-type="float" office:value="5768.135214" calcext:value-type="float">
            <text:p>5768,135214</text:p>
          </table:table-cell>
          <table:table-cell office:value-type="float" office:value="45626.694328" calcext:value-type="float">
            <text:p>45626,69432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5780" calcext:value-type="float">
            <text:p>5780</text:p>
          </table:table-cell>
          <table:table-cell office:value-type="float" office:value="45654" calcext:value-type="float">
            <text:p>4565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.72058823529412" calcext:value-type="float">
            <text:p>2,72058823529412</text:p>
          </table:table-cell>
          <table:table-cell office:value-type="float" office:value="2.85150468672916" calcext:value-type="float">
            <text:p>2,85150468672916</text:p>
          </table:table-cell>
          <table:table-cell office:value-type="float" office:value="2.84767964071856" calcext:value-type="float">
            <text:p>2,847679640718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40.632646" calcext:value-type="float">
            <text:p>740,632646</text:p>
          </table:table-cell>
          <table:table-cell office:value-type="float" office:value="5779.352234" calcext:value-type="float">
            <text:p>5779,352234</text:p>
          </table:table-cell>
          <table:table-cell office:value-type="float" office:value="45671.492029" calcext:value-type="float">
            <text:p>45671,49202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4040" calcext:value-type="float">
            <text:p>4040</text:p>
          </table:table-cell>
          <table:table-cell office:value-type="float" office:value="29933" calcext:value-type="float">
            <text:p>2993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.32374100719424" calcext:value-type="float">
            <text:p>5,32374100719424</text:p>
          </table:table-cell>
          <table:table-cell office:value-type="float" office:value="5.70019723865878" calcext:value-type="float">
            <text:p>5,70019723865878</text:p>
          </table:table-cell>
          <table:table-cell office:value-type="float" office:value="6.22922636103152" calcext:value-type="float">
            <text:p>6,229226361031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40.365051" calcext:value-type="float">
            <text:p>740,365051</text:p>
          </table:table-cell>
          <table:table-cell office:value-type="float" office:value="5760.647113" calcext:value-type="float">
            <text:p>5760,647113</text:p>
          </table:table-cell>
          <table:table-cell office:value-type="float" office:value="45741.215841" calcext:value-type="float">
            <text:p>45741,21584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2027" calcext:value-type="float">
            <text:p>2027</text:p>
          </table:table-cell>
          <table:table-cell office:value-type="float" office:value="16032" calcext:value-type="float">
            <text:p>1603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7.78947368421053" calcext:value-type="float">
            <text:p>7,78947368421053</text:p>
          </table:table-cell>
          <table:table-cell office:value-type="float" office:value="8.79756468797565" calcext:value-type="float">
            <text:p>8,79756468797565</text:p>
          </table:table-cell>
          <table:table-cell office:value-type="float" office:value="9.60934540096822" calcext:value-type="float">
            <text:p>9,609345400968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40.392856" calcext:value-type="float">
            <text:p>740,392856</text:p>
          </table:table-cell>
          <table:table-cell office:value-type="float" office:value="5774.708342" calcext:value-type="float">
            <text:p>5774,708342</text:p>
          </table:table-cell>
          <table:table-cell office:value-type="float" office:value="45844.757081" calcext:value-type="float">
            <text:p>45844,75708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1014" calcext:value-type="float">
            <text:p>1014</text:p>
          </table:table-cell>
          <table:table-cell office:value-type="float" office:value="7329" calcext:value-type="float">
            <text:p>732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.5831663326653" calcext:value-type="float">
            <text:p>11,5831663326653</text:p>
          </table:table-cell>
          <table:table-cell office:value-type="float" office:value="12.7347280334728" calcext:value-type="float">
            <text:p>12,73472803347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40.409926" calcext:value-type="float">
            <text:p>740,409926</text:p>
          </table:table-cell>
          <table:table-cell office:value-type="float" office:value="5841.161205" calcext:value-type="float">
            <text:p>5841,161205</text:p>
          </table:table-cell>
          <table:table-cell office:value-type="float" office:value="45638.493968" calcext:value-type="float">
            <text:p>45638,493968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office:value-type="float" office:value="4751" calcext:value-type="float">
            <text:p>4751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2.1311475409836" calcext:value-type="float">
            <text:p>12,1311475409836</text:p>
          </table:table-cell>
          <table:table-cell office:value-type="float" office:value="14.1666666666667" calcext:value-type="float">
            <text:p>14,1666666666667</text:p>
          </table:table-cell>
          <table:table-cell office:value-type="float" office:value="15.2791164658635" calcext:value-type="float">
            <text:p>15,27911646586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40.324368" calcext:value-type="float">
            <text:p>740,324368</text:p>
          </table:table-cell>
          <table:table-cell office:value-type="float" office:value="5757.29121" calcext:value-type="float">
            <text:p>5757,29121</text:p>
          </table:table-cell>
          <table:table-cell office:value-type="float" office:value="45719.027711" calcext:value-type="float">
            <text:p>45719,02771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499" calcext:value-type="float">
            <text:p>499</text:p>
          </table:table-cell>
          <table:table-cell office:value-type="float" office:value="3585" calcext:value-type="float">
            <text:p>3585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0.5714285714286" calcext:value-type="float">
            <text:p>10,5714285714286</text:p>
          </table:table-cell>
          <table:table-cell office:value-type="float" office:value="10.4332129963899" calcext:value-type="float">
            <text:p>10,4332129963899</text:p>
          </table:table-cell>
          <table:table-cell office:value-type="float" office:value="11.3538920666501" calcext:value-type="float">
            <text:p>11,35389206665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39.874517" calcext:value-type="float">
            <text:p>739,874517</text:p>
          </table:table-cell>
          <table:table-cell office:value-type="float" office:value="5758.138863" calcext:value-type="float">
            <text:p>5758,138863</text:p>
          </table:table-cell>
          <table:table-cell office:value-type="float" office:value="45552.788085" calcext:value-type="float">
            <text:p>45552,78808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408" calcext:value-type="float">
            <text:p>408</text:p>
          </table:table-cell>
          <table:table-cell office:value-type="float" office:value="2988" calcext:value-type="float">
            <text:p>2988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0.4225352112676" calcext:value-type="float">
            <text:p>10,4225352112676</text:p>
          </table:table-cell>
          <table:table-cell office:value-type="float" office:value="13.018018018018" calcext:value-type="float">
            <text:p>13,018018018018</text:p>
          </table:table-cell>
          <table:table-cell office:value-type="float" office:value="13.4593160377359" calcext:value-type="float">
            <text:p>13,45931603773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40.474643" calcext:value-type="float">
            <text:p>740,474643</text:p>
          </table:table-cell>
          <table:table-cell office:value-type="float" office:value="5762.238972" calcext:value-type="float">
            <text:p>5762,238972</text:p>
          </table:table-cell>
          <table:table-cell office:value-type="float" office:value="45578.582966" calcext:value-type="float">
            <text:p>45578,58296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554" calcext:value-type="float">
            <text:p>554</text:p>
          </table:table-cell>
          <table:table-cell office:value-type="float" office:value="4021" calcext:value-type="float">
            <text:p>4021</text:p>
          </table:table-cell>
          <table:table-cell/>
          <table:table-cell office:value-type="string" calcext:value-type="string">
            <text:p>-&gt;</text:p>
          </table:table-cell>
          <table:table-cell office:value-type="string" calcext:value-type="string">
            <text:p>Valores come§am a oscilar consideravelmente comparando as medicoes anterior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.3333333333333" calcext:value-type="float">
            <text:p>12,3333333333333</text:p>
          </table:table-cell>
          <table:table-cell office:value-type="float" office:value="16.145251396648" calcext:value-type="float">
            <text:p>16,145251396648</text:p>
          </table:table-cell>
          <table:table-cell office:value-type="float" office:value="17.1631578947368" calcext:value-type="float">
            <text:p>17,16315789473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30.524087" calcext:value-type="float">
            <text:p>530,524087</text:p>
          </table:table-cell>
          <table:table-cell office:value-type="float" office:value="4272.102156" calcext:value-type="float">
            <text:p>4272,102156</text:p>
          </table:table-cell>
          <table:table-cell office:value-type="float" office:value="30465.949975" calcext:value-type="float">
            <text:p>30465,949975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444" calcext:value-type="float">
            <text:p>444</text:p>
          </table:table-cell>
          <table:table-cell office:value-type="float" office:value="3392" calcext:value-type="float">
            <text:p>3392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.65232974910394" calcext:value-type="float">
            <text:p>2,65232974910394</text:p>
          </table:table-cell>
          <table:table-cell office:value-type="float" office:value="10.5474452554745" calcext:value-type="float">
            <text:p>10,5474452554745</text:p>
          </table:table-cell>
          <table:table-cell office:value-type="float" office:value="17.9457547169811" calcext:value-type="float">
            <text:p>17,94575471698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36.355088" calcext:value-type="float">
            <text:p>536,355088</text:p>
          </table:table-cell>
          <table:table-cell office:value-type="float" office:value="4069.952711" calcext:value-type="float">
            <text:p>4069,952711</text:p>
          </table:table-cell>
          <table:table-cell office:value-type="float" office:value="28328.48284" calcext:value-type="float">
            <text:p>28328,48284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2660" calcext:value-type="float">
            <text:p>266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42.09748" calcext:value-type="float">
            <text:p>542,09748</text:p>
          </table:table-cell>
          <table:table-cell office:value-type="float" office:value="4070.091983" calcext:value-type="float">
            <text:p>4070,091983</text:p>
          </table:table-cell>
          <table:table-cell office:value-type="float" office:value="27389.345874" calcext:value-type="float">
            <text:p>27389,345874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79" calcext:value-type="float">
            <text:p>279</text:p>
          </table:table-cell>
          <table:table-cell office:value-type="float" office:value="548" calcext:value-type="float">
            <text:p>548</text:p>
          </table:table-cell>
          <table:table-cell office:value-type="float" office:value="2544" calcext:value-type="float">
            <text:p>2544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40.160777" calcext:value-type="float">
            <text:p>540,160777</text:p>
          </table:table-cell>
          <table:table-cell office:value-type="float" office:value="4071.567771" calcext:value-type="float">
            <text:p>4071,567771</text:p>
          </table:table-cell>
          <table:table-cell office:value-type="float" office:value="32148.37774" calcext:value-type="float">
            <text:p>32148,3777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30.658293" calcext:value-type="float">
            <text:p>530,658293</text:p>
          </table:table-cell>
          <table:table-cell office:value-type="float" office:value="4069.002196" calcext:value-type="float">
            <text:p>4069,002196</text:p>
          </table:table-cell>
          <table:table-cell office:value-type="float" office:value="32156.745405" calcext:value-type="float">
            <text:p>32156,745405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36.684031" calcext:value-type="float">
            <text:p>536,684031</text:p>
          </table:table-cell>
          <table:table-cell office:value-type="float" office:value="4081.27851" calcext:value-type="float">
            <text:p>4081,27851</text:p>
          </table:table-cell>
          <table:table-cell office:value-type="float" office:value="27997.735997" calcext:value-type="float">
            <text:p>27997,735997</text:p>
          </table:table-cell>
          <table:table-cell table:number-columns-repeated="12"/>
          <table:table-cell office:value-type="string" calcext:value-type="string">
            <text:p>Numero de Threads</text:p>
          </table:table-cell>
          <table:table-cell office:value-type="string" calcext:value-type="string">
            <text:p>Imagem-1(1024x1024)</text:p>
          </table:table-cell>
          <table:table-cell office:value-type="string" calcext:value-type="string">
            <text:p>Imagem-2(2048x2048)</text:p>
          </table:table-cell>
          <table:table-cell office:value-type="string" calcext:value-type="string">
            <text:p>Imagem-3(4096x4096)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32.853752" calcext:value-type="float">
            <text:p>532,853752</text:p>
          </table:table-cell>
          <table:table-cell office:value-type="float" office:value="4082.333406" calcext:value-type="float">
            <text:p>4082,333406</text:p>
          </table:table-cell>
          <table:table-cell office:value-type="float" office:value="30236.048657" calcext:value-type="float">
            <text:p>30236,048657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5780" calcext:value-type="float">
            <text:p>5780</text:p>
          </table:table-cell>
          <table:table-cell office:value-type="float" office:value="45654" calcext:value-type="float">
            <text:p>456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90.823663" calcext:value-type="float">
            <text:p>390,823663</text:p>
          </table:table-cell>
          <table:table-cell office:value-type="float" office:value="3339.111149" calcext:value-type="float">
            <text:p>3339,111149</text:p>
          </table:table-cell>
          <table:table-cell office:value-type="float" office:value="32136.482527" calcext:value-type="float">
            <text:p>32136,482527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4040" calcext:value-type="float">
            <text:p>4040</text:p>
          </table:table-cell>
          <table:table-cell office:value-type="float" office:value="29933" calcext:value-type="float">
            <text:p>2993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34.524444" calcext:value-type="float">
            <text:p>534,524444</text:p>
          </table:table-cell>
          <table:table-cell office:value-type="float" office:value="4072.425952" calcext:value-type="float">
            <text:p>4072,425952</text:p>
          </table:table-cell>
          <table:table-cell office:value-type="float" office:value="32164.792618" calcext:value-type="float">
            <text:p>32164,792618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2027" calcext:value-type="float">
            <text:p>2027</text:p>
          </table:table-cell>
          <table:table-cell office:value-type="float" office:value="16032" calcext:value-type="float">
            <text:p>160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32.066884" calcext:value-type="float">
            <text:p>532,066884</text:p>
          </table:table-cell>
          <table:table-cell office:value-type="float" office:value="4088.491422" calcext:value-type="float">
            <text:p>4088,491422</text:p>
          </table:table-cell>
          <table:table-cell office:value-type="float" office:value="26310.981345" calcext:value-type="float">
            <text:p>26310,98134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1014" calcext:value-type="float">
            <text:p>1014</text:p>
          </table:table-cell>
          <table:table-cell office:value-type="float" office:value="7329" calcext:value-type="float">
            <text:p>732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71.919615" calcext:value-type="float">
            <text:p>271,919615</text:p>
          </table:table-cell>
          <table:table-cell office:value-type="float" office:value="2046.268641" calcext:value-type="float">
            <text:p>2046,268641</text:p>
          </table:table-cell>
          <table:table-cell office:value-type="float" office:value="16175.533641" calcext:value-type="float">
            <text:p>16175,533641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office:value-type="float" office:value="4751" calcext:value-type="float">
            <text:p>475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72.68997" calcext:value-type="float">
            <text:p>272,68997</text:p>
          </table:table-cell>
          <table:table-cell office:value-type="float" office:value="2044.714347" calcext:value-type="float">
            <text:p>2044,714347</text:p>
          </table:table-cell>
          <table:table-cell office:value-type="float" office:value="14619.590188" calcext:value-type="float">
            <text:p>14619,590188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499" calcext:value-type="float">
            <text:p>499</text:p>
          </table:table-cell>
          <table:table-cell office:value-type="float" office:value="3585" calcext:value-type="float">
            <text:p>358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72.445662" calcext:value-type="float">
            <text:p>272,445662</text:p>
          </table:table-cell>
          <table:table-cell office:value-type="float" office:value="1801.636673" calcext:value-type="float">
            <text:p>1801,636673</text:p>
          </table:table-cell>
          <table:table-cell office:value-type="float" office:value="16203.5283" calcext:value-type="float">
            <text:p>16203,5283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408" calcext:value-type="float">
            <text:p>408</text:p>
          </table:table-cell>
          <table:table-cell office:value-type="float" office:value="2988" calcext:value-type="float">
            <text:p>298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72.949863" calcext:value-type="float">
            <text:p>272,949863</text:p>
          </table:table-cell>
          <table:table-cell office:value-type="float" office:value="2047.269734" calcext:value-type="float">
            <text:p>2047,269734</text:p>
          </table:table-cell>
          <table:table-cell office:value-type="float" office:value="16190.457129" calcext:value-type="float">
            <text:p>16190,457129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554" calcext:value-type="float">
            <text:p>554</text:p>
          </table:table-cell>
          <table:table-cell office:value-type="float" office:value="4021" calcext:value-type="float">
            <text:p>402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73.384569" calcext:value-type="float">
            <text:p>273,384569</text:p>
          </table:table-cell>
          <table:table-cell office:value-type="float" office:value="2059.37356" calcext:value-type="float">
            <text:p>2059,37356</text:p>
          </table:table-cell>
          <table:table-cell office:value-type="float" office:value="16225.044496" calcext:value-type="float">
            <text:p>16225,044496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444" calcext:value-type="float">
            <text:p>444</text:p>
          </table:table-cell>
          <table:table-cell office:value-type="float" office:value="3392" calcext:value-type="float">
            <text:p>339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73.183668" calcext:value-type="float">
            <text:p>273,183668</text:p>
          </table:table-cell>
          <table:table-cell office:value-type="float" office:value="2050.652304" calcext:value-type="float">
            <text:p>2050,652304</text:p>
          </table:table-cell>
          <table:table-cell office:value-type="float" office:value="16171.581726" calcext:value-type="float">
            <text:p>16171,581726</text:p>
          </table:table-cell>
          <table:table-cell table:number-columns-repeated="12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72.514349" calcext:value-type="float">
            <text:p>272,514349</text:p>
          </table:table-cell>
          <table:table-cell office:value-type="float" office:value="2065.455376" calcext:value-type="float">
            <text:p>2065,455376</text:p>
          </table:table-cell>
          <table:table-cell office:value-type="float" office:value="16216.035649" calcext:value-type="float">
            <text:p>16216,035649</text:p>
          </table:table-cell>
          <table:table-cell table:number-columns-repeated="12"/>
          <table:table-cell office:value-type="float" office:value="48" calcext:value-type="float">
            <text:p>48</text:p>
          </table:table-cell>
          <table:table-cell office:value-type="float" office:value="279" calcext:value-type="float">
            <text:p>279</text:p>
          </table:table-cell>
          <table:table-cell office:value-type="float" office:value="548" calcext:value-type="float">
            <text:p>548</text:p>
          </table:table-cell>
          <table:table-cell office:value-type="float" office:value="2544" calcext:value-type="float">
            <text:p>25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71.70167" calcext:value-type="float">
            <text:p>271,70167</text:p>
          </table:table-cell>
          <table:table-cell office:value-type="float" office:value="2047.360748" calcext:value-type="float">
            <text:p>2047,360748</text:p>
          </table:table-cell>
          <table:table-cell office:value-type="float" office:value="16133.640714" calcext:value-type="float">
            <text:p>16133,64071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69.65752" calcext:value-type="float">
            <text:p>269,65752</text:p>
          </table:table-cell>
          <table:table-cell office:value-type="float" office:value="2047.799365" calcext:value-type="float">
            <text:p>2047,799365</text:p>
          </table:table-cell>
          <table:table-cell office:value-type="float" office:value="16213.767549" calcext:value-type="float">
            <text:p>16213,767549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73.265596" calcext:value-type="float">
            <text:p>273,265596</text:p>
          </table:table-cell>
          <table:table-cell office:value-type="float" office:value="2061.07921" calcext:value-type="float">
            <text:p>2061,07921</text:p>
          </table:table-cell>
          <table:table-cell office:value-type="float" office:value="16171.768796" calcext:value-type="float">
            <text:p>16171,768796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39.926617" calcext:value-type="float">
            <text:p>139,926617</text:p>
          </table:table-cell>
          <table:table-cell office:value-type="float" office:value="1009.573124" calcext:value-type="float">
            <text:p>1009,573124</text:p>
          </table:table-cell>
          <table:table-cell office:value-type="float" office:value="7187.237674" calcext:value-type="float">
            <text:p>7187,23767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40.264573" calcext:value-type="float">
            <text:p>140,264573</text:p>
          </table:table-cell>
          <table:table-cell office:value-type="float" office:value="1023.893344" calcext:value-type="float">
            <text:p>1023,893344</text:p>
          </table:table-cell>
          <table:table-cell office:value-type="float" office:value="7200.301789" calcext:value-type="float">
            <text:p>7200,301789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38.900413" calcext:value-type="float">
            <text:p>138,900413</text:p>
          </table:table-cell>
          <table:table-cell office:value-type="float" office:value="1018.036637" calcext:value-type="float">
            <text:p>1018,036637</text:p>
          </table:table-cell>
          <table:table-cell office:value-type="float" office:value="7213.673088" calcext:value-type="float">
            <text:p>7213,673088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42.933853" calcext:value-type="float">
            <text:p>142,933853</text:p>
          </table:table-cell>
          <table:table-cell office:value-type="float" office:value="1002.383657" calcext:value-type="float">
            <text:p>1002,383657</text:p>
          </table:table-cell>
          <table:table-cell office:value-type="float" office:value="7216.289187" calcext:value-type="float">
            <text:p>7216,28918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40.025097" calcext:value-type="float">
            <text:p>140,025097</text:p>
          </table:table-cell>
          <table:table-cell office:value-type="float" office:value="1014.606036" calcext:value-type="float">
            <text:p>1014,606036</text:p>
          </table:table-cell>
          <table:table-cell office:value-type="float" office:value="7216.222788" calcext:value-type="float">
            <text:p>7216,222788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38.426172" calcext:value-type="float">
            <text:p>138,426172</text:p>
          </table:table-cell>
          <table:table-cell office:value-type="float" office:value="1021.926956" calcext:value-type="float">
            <text:p>1021,926956</text:p>
          </table:table-cell>
          <table:table-cell office:value-type="float" office:value="7334.950789" calcext:value-type="float">
            <text:p>7334,950789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36.342191" calcext:value-type="float">
            <text:p>136,342191</text:p>
          </table:table-cell>
          <table:table-cell office:value-type="float" office:value="1014.564035" calcext:value-type="float">
            <text:p>1014,564035</text:p>
          </table:table-cell>
          <table:table-cell office:value-type="float" office:value="7219.532973" calcext:value-type="float">
            <text:p>7219,532973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36.930153" calcext:value-type="float">
            <text:p>136,930153</text:p>
          </table:table-cell>
          <table:table-cell office:value-type="float" office:value="988.448068" calcext:value-type="float">
            <text:p>988,448068</text:p>
          </table:table-cell>
          <table:table-cell office:value-type="float" office:value="7103.294193" calcext:value-type="float">
            <text:p>7103,294193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40.338302" calcext:value-type="float">
            <text:p>140,338302</text:p>
          </table:table-cell>
          <table:table-cell office:value-type="float" office:value="1030.698521" calcext:value-type="float">
            <text:p>1030,698521</text:p>
          </table:table-cell>
          <table:table-cell office:value-type="float" office:value="7509.552055" calcext:value-type="float">
            <text:p>7509,552055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41.25775" calcext:value-type="float">
            <text:p>141,25775</text:p>
          </table:table-cell>
          <table:table-cell office:value-type="float" office:value="1019.445837" calcext:value-type="float">
            <text:p>1019,445837</text:p>
          </table:table-cell>
          <table:table-cell office:value-type="float" office:value="7195.692356" calcext:value-type="float">
            <text:p>7195,692356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93.260815" calcext:value-type="float">
            <text:p>93,260815</text:p>
          </table:table-cell>
          <table:table-cell office:value-type="float" office:value="652.668542" calcext:value-type="float">
            <text:p>652,668542</text:p>
          </table:table-cell>
          <table:table-cell office:value-type="float" office:value="4779.671137" calcext:value-type="float">
            <text:p>4779,67113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97.021554" calcext:value-type="float">
            <text:p>97,021554</text:p>
          </table:table-cell>
          <table:table-cell office:value-type="float" office:value="663.687083" calcext:value-type="float">
            <text:p>663,687083</text:p>
          </table:table-cell>
          <table:table-cell office:value-type="float" office:value="4766.860587" calcext:value-type="float">
            <text:p>4766,86058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96.026034" calcext:value-type="float">
            <text:p>96,026034</text:p>
          </table:table-cell>
          <table:table-cell office:value-type="float" office:value="659.139644" calcext:value-type="float">
            <text:p>659,139644</text:p>
          </table:table-cell>
          <table:table-cell office:value-type="float" office:value="4712.912592" calcext:value-type="float">
            <text:p>4712,91259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96.739556" calcext:value-type="float">
            <text:p>96,739556</text:p>
          </table:table-cell>
          <table:table-cell office:value-type="float" office:value="672.27711" calcext:value-type="float">
            <text:p>672,27711</text:p>
          </table:table-cell>
          <table:table-cell office:value-type="float" office:value="4718.605323" calcext:value-type="float">
            <text:p>4718,605323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95.884745" calcext:value-type="float">
            <text:p>95,884745</text:p>
          </table:table-cell>
          <table:table-cell office:value-type="float" office:value="651.847288" calcext:value-type="float">
            <text:p>651,847288</text:p>
          </table:table-cell>
          <table:table-cell office:value-type="float" office:value="4801.33123" calcext:value-type="float">
            <text:p>4801,33123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95.232136" calcext:value-type="float">
            <text:p>95,232136</text:p>
          </table:table-cell>
          <table:table-cell office:value-type="float" office:value="640.676181" calcext:value-type="float">
            <text:p>640,676181</text:p>
          </table:table-cell>
          <table:table-cell office:value-type="float" office:value="4751.653984" calcext:value-type="float">
            <text:p>4751,65398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96.210525" calcext:value-type="float">
            <text:p>96,210525</text:p>
          </table:table-cell>
          <table:table-cell office:value-type="float" office:value="658.913895" calcext:value-type="float">
            <text:p>658,913895</text:p>
          </table:table-cell>
          <table:table-cell office:value-type="float" office:value="4694.942944" calcext:value-type="float">
            <text:p>4694,94294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96.646931" calcext:value-type="float">
            <text:p>96,646931</text:p>
          </table:table-cell>
          <table:table-cell office:value-type="float" office:value="647.01814" calcext:value-type="float">
            <text:p>647,01814</text:p>
          </table:table-cell>
          <table:table-cell office:value-type="float" office:value="4793.820693" calcext:value-type="float">
            <text:p>4793,820693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96.333178" calcext:value-type="float">
            <text:p>96,333178</text:p>
          </table:table-cell>
          <table:table-cell office:value-type="float" office:value="671.855773" calcext:value-type="float">
            <text:p>671,855773</text:p>
          </table:table-cell>
          <table:table-cell office:value-type="float" office:value="4781.477753" calcext:value-type="float">
            <text:p>4781,477753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92.879643" calcext:value-type="float">
            <text:p>92,879643</text:p>
          </table:table-cell>
          <table:table-cell office:value-type="float" office:value="656.581763" calcext:value-type="float">
            <text:p>656,581763</text:p>
          </table:table-cell>
          <table:table-cell office:value-type="float" office:value="4714.154505" calcext:value-type="float">
            <text:p>4714,154505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6.274692" calcext:value-type="float">
            <text:p>76,274692</text:p>
          </table:table-cell>
          <table:table-cell office:value-type="float" office:value="494.525003" calcext:value-type="float">
            <text:p>494,525003</text:p>
          </table:table-cell>
          <table:table-cell office:value-type="float" office:value="3594.371366" calcext:value-type="float">
            <text:p>3594,371366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5.247297" calcext:value-type="float">
            <text:p>75,247297</text:p>
          </table:table-cell>
          <table:table-cell office:value-type="float" office:value="491.189597" calcext:value-type="float">
            <text:p>491,189597</text:p>
          </table:table-cell>
          <table:table-cell office:value-type="float" office:value="3559.465473" calcext:value-type="float">
            <text:p>3559,465473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4.911793" calcext:value-type="float">
            <text:p>74,911793</text:p>
          </table:table-cell>
          <table:table-cell office:value-type="float" office:value="495.55377" calcext:value-type="float">
            <text:p>495,55377</text:p>
          </table:table-cell>
          <table:table-cell office:value-type="float" office:value="3601.788937" calcext:value-type="float">
            <text:p>3601,78893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4.553465" calcext:value-type="float">
            <text:p>74,553465</text:p>
          </table:table-cell>
          <table:table-cell office:value-type="float" office:value="502.492256" calcext:value-type="float">
            <text:p>502,492256</text:p>
          </table:table-cell>
          <table:table-cell office:value-type="float" office:value="3582.217177" calcext:value-type="float">
            <text:p>3582,21717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3.995566" calcext:value-type="float">
            <text:p>73,995566</text:p>
          </table:table-cell>
          <table:table-cell office:value-type="float" office:value="491.073606" calcext:value-type="float">
            <text:p>491,073606</text:p>
          </table:table-cell>
          <table:table-cell office:value-type="float" office:value="3550.999137" calcext:value-type="float">
            <text:p>3550,99913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5.165232" calcext:value-type="float">
            <text:p>75,165232</text:p>
          </table:table-cell>
          <table:table-cell office:value-type="float" office:value="499.241475" calcext:value-type="float">
            <text:p>499,241475</text:p>
          </table:table-cell>
          <table:table-cell office:value-type="float" office:value="3576.911516" calcext:value-type="float">
            <text:p>3576,911516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5.035056" calcext:value-type="float">
            <text:p>75,035056</text:p>
          </table:table-cell>
          <table:table-cell office:value-type="float" office:value="515.328246" calcext:value-type="float">
            <text:p>515,328246</text:p>
          </table:table-cell>
          <table:table-cell office:value-type="float" office:value="3593.582864" calcext:value-type="float">
            <text:p>3593,58286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1.189877" calcext:value-type="float">
            <text:p>71,189877</text:p>
          </table:table-cell>
          <table:table-cell office:value-type="float" office:value="497.188856" calcext:value-type="float">
            <text:p>497,188856</text:p>
          </table:table-cell>
          <table:table-cell office:value-type="float" office:value="3596.301952" calcext:value-type="float">
            <text:p>3596,30195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3.219908" calcext:value-type="float">
            <text:p>73,219908</text:p>
          </table:table-cell>
          <table:table-cell office:value-type="float" office:value="519.157627" calcext:value-type="float">
            <text:p>519,157627</text:p>
          </table:table-cell>
          <table:table-cell office:value-type="float" office:value="3568.358401" calcext:value-type="float">
            <text:p>3568,358401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4.944753" calcext:value-type="float">
            <text:p>74,944753</text:p>
          </table:table-cell>
          <table:table-cell office:value-type="float" office:value="491.103412" calcext:value-type="float">
            <text:p>491,103412</text:p>
          </table:table-cell>
          <table:table-cell office:value-type="float" office:value="3632.4148" calcext:value-type="float">
            <text:p>3632,4148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62.772535" calcext:value-type="float">
            <text:p>62,772535</text:p>
          </table:table-cell>
          <table:table-cell office:value-type="float" office:value="409.053289" calcext:value-type="float">
            <text:p>409,053289</text:p>
          </table:table-cell>
          <table:table-cell office:value-type="float" office:value="3033.542895" calcext:value-type="float">
            <text:p>3033,542895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59.638713" calcext:value-type="float">
            <text:p>59,638713</text:p>
          </table:table-cell>
          <table:table-cell office:value-type="float" office:value="394.432346" calcext:value-type="float">
            <text:p>394,432346</text:p>
          </table:table-cell>
          <table:table-cell office:value-type="float" office:value="2893.407343" calcext:value-type="float">
            <text:p>2893,407343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59.219653" calcext:value-type="float">
            <text:p>59,219653</text:p>
          </table:table-cell>
          <table:table-cell office:value-type="float" office:value="411.116871" calcext:value-type="float">
            <text:p>411,116871</text:p>
          </table:table-cell>
          <table:table-cell office:value-type="float" office:value="2958.446624" calcext:value-type="float">
            <text:p>2958,44662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59.850096" calcext:value-type="float">
            <text:p>59,850096</text:p>
          </table:table-cell>
          <table:table-cell office:value-type="float" office:value="418.271275" calcext:value-type="float">
            <text:p>418,271275</text:p>
          </table:table-cell>
          <table:table-cell office:value-type="float" office:value="3049.550793" calcext:value-type="float">
            <text:p>3049,550793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63.230676" calcext:value-type="float">
            <text:p>63,230676</text:p>
          </table:table-cell>
          <table:table-cell office:value-type="float" office:value="415.145025" calcext:value-type="float">
            <text:p>415,145025</text:p>
          </table:table-cell>
          <table:table-cell office:value-type="float" office:value="2983.130895" calcext:value-type="float">
            <text:p>2983,130895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60.846115" calcext:value-type="float">
            <text:p>60,846115</text:p>
          </table:table-cell>
          <table:table-cell office:value-type="float" office:value="399.982883" calcext:value-type="float">
            <text:p>399,982883</text:p>
          </table:table-cell>
          <table:table-cell office:value-type="float" office:value="2885.786231" calcext:value-type="float">
            <text:p>2885,786231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60.579328" calcext:value-type="float">
            <text:p>60,579328</text:p>
          </table:table-cell>
          <table:table-cell office:value-type="float" office:value="405.657376" calcext:value-type="float">
            <text:p>405,657376</text:p>
          </table:table-cell>
          <table:table-cell office:value-type="float" office:value="2995.036068" calcext:value-type="float">
            <text:p>2995,036068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62.437198" calcext:value-type="float">
            <text:p>62,437198</text:p>
          </table:table-cell>
          <table:table-cell office:value-type="float" office:value="404.667258" calcext:value-type="float">
            <text:p>404,667258</text:p>
          </table:table-cell>
          <table:table-cell office:value-type="float" office:value="3036.30952" calcext:value-type="float">
            <text:p>3036,3095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63.196204" calcext:value-type="float">
            <text:p>63,196204</text:p>
          </table:table-cell>
          <table:table-cell office:value-type="float" office:value="419.256226" calcext:value-type="float">
            <text:p>419,256226</text:p>
          </table:table-cell>
          <table:table-cell office:value-type="float" office:value="2990.376257" calcext:value-type="float">
            <text:p>2990,37625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63.413868" calcext:value-type="float">
            <text:p>63,413868</text:p>
          </table:table-cell>
          <table:table-cell office:value-type="float" office:value="404.000383" calcext:value-type="float">
            <text:p>404,000383</text:p>
          </table:table-cell>
          <table:table-cell office:value-type="float" office:value="3063.571584" calcext:value-type="float">
            <text:p>3063,57158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74.923415" calcext:value-type="float">
            <text:p>74,923415</text:p>
          </table:table-cell>
          <table:table-cell office:value-type="float" office:value="545.146634" calcext:value-type="float">
            <text:p>545,146634</text:p>
          </table:table-cell>
          <table:table-cell office:value-type="float" office:value="4088.310984" calcext:value-type="float">
            <text:p>4088,31098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75.762021" calcext:value-type="float">
            <text:p>75,762021</text:p>
          </table:table-cell>
          <table:table-cell office:value-type="float" office:value="545.697981" calcext:value-type="float">
            <text:p>545,697981</text:p>
          </table:table-cell>
          <table:table-cell office:value-type="float" office:value="3457.073956" calcext:value-type="float">
            <text:p>3457,073956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74.632175" calcext:value-type="float">
            <text:p>74,632175</text:p>
          </table:table-cell>
          <table:table-cell office:value-type="float" office:value="555.086429" calcext:value-type="float">
            <text:p>555,086429</text:p>
          </table:table-cell>
          <table:table-cell office:value-type="float" office:value="4174.752707" calcext:value-type="float">
            <text:p>4174,75270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76.225921" calcext:value-type="float">
            <text:p>76,225921</text:p>
          </table:table-cell>
          <table:table-cell office:value-type="float" office:value="542.752264" calcext:value-type="float">
            <text:p>542,752264</text:p>
          </table:table-cell>
          <table:table-cell office:value-type="float" office:value="4259.194662" calcext:value-type="float">
            <text:p>4259,19466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64.659936" calcext:value-type="float">
            <text:p>64,659936</text:p>
          </table:table-cell>
          <table:table-cell office:value-type="float" office:value="545.251295" calcext:value-type="float">
            <text:p>545,251295</text:p>
          </table:table-cell>
          <table:table-cell office:value-type="float" office:value="4206.509777" calcext:value-type="float">
            <text:p>4206,50977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75.387068" calcext:value-type="float">
            <text:p>75,387068</text:p>
          </table:table-cell>
          <table:table-cell office:value-type="float" office:value="544.171513" calcext:value-type="float">
            <text:p>544,171513</text:p>
          </table:table-cell>
          <table:table-cell office:value-type="float" office:value="4152.602569" calcext:value-type="float">
            <text:p>4152,602569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50.678806" calcext:value-type="float">
            <text:p>50,678806</text:p>
          </table:table-cell>
          <table:table-cell office:value-type="float" office:value="544.995408" calcext:value-type="float">
            <text:p>544,995408</text:p>
          </table:table-cell>
          <table:table-cell office:value-type="float" office:value="4307.904821" calcext:value-type="float">
            <text:p>4307,904821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87.076305" calcext:value-type="float">
            <text:p>87,076305</text:p>
          </table:table-cell>
          <table:table-cell office:value-type="float" office:value="633.227534" calcext:value-type="float">
            <text:p>633,227534</text:p>
          </table:table-cell>
          <table:table-cell office:value-type="float" office:value="4565.664897" calcext:value-type="float">
            <text:p>4565,66489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50.773517" calcext:value-type="float">
            <text:p>50,773517</text:p>
          </table:table-cell>
          <table:table-cell office:value-type="float" office:value="551.397602" calcext:value-type="float">
            <text:p>551,397602</text:p>
          </table:table-cell>
          <table:table-cell office:value-type="float" office:value="4159.46841" calcext:value-type="float">
            <text:p>4159,46841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75.13338" calcext:value-type="float">
            <text:p>75,13338</text:p>
          </table:table-cell>
          <table:table-cell office:value-type="float" office:value="541.549642" calcext:value-type="float">
            <text:p>541,549642</text:p>
          </table:table-cell>
          <table:table-cell office:value-type="float" office:value="2844.23824" calcext:value-type="float">
            <text:p>2844,2382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71.947597" calcext:value-type="float">
            <text:p>71,947597</text:p>
          </table:table-cell>
          <table:table-cell office:value-type="float" office:value="444.002469" calcext:value-type="float">
            <text:p>444,002469</text:p>
          </table:table-cell>
          <table:table-cell office:value-type="float" office:value="3327.090289" calcext:value-type="float">
            <text:p>3327,090289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71.218946" calcext:value-type="float">
            <text:p>71,218946</text:p>
          </table:table-cell>
          <table:table-cell office:value-type="float" office:value="442.717509" calcext:value-type="float">
            <text:p>442,717509</text:p>
          </table:table-cell>
          <table:table-cell office:value-type="float" office:value="3355.578887" calcext:value-type="float">
            <text:p>3355,57888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68.991062" calcext:value-type="float">
            <text:p>68,991062</text:p>
          </table:table-cell>
          <table:table-cell office:value-type="float" office:value="440.399087" calcext:value-type="float">
            <text:p>440,399087</text:p>
          </table:table-cell>
          <table:table-cell office:value-type="float" office:value="3330.482098" calcext:value-type="float">
            <text:p>3330,482098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70.59716" calcext:value-type="float">
            <text:p>70,59716</text:p>
          </table:table-cell>
          <table:table-cell office:value-type="float" office:value="435.938882" calcext:value-type="float">
            <text:p>435,938882</text:p>
          </table:table-cell>
          <table:table-cell office:value-type="float" office:value="3647.467194" calcext:value-type="float">
            <text:p>3647,46719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71.44876" calcext:value-type="float">
            <text:p>71,44876</text:p>
          </table:table-cell>
          <table:table-cell office:value-type="float" office:value="455.757454" calcext:value-type="float">
            <text:p>455,757454</text:p>
          </table:table-cell>
          <table:table-cell office:value-type="float" office:value="3367.789827" calcext:value-type="float">
            <text:p>3367,78982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71.816564" calcext:value-type="float">
            <text:p>71,816564</text:p>
          </table:table-cell>
          <table:table-cell office:value-type="float" office:value="441.760525" calcext:value-type="float">
            <text:p>441,760525</text:p>
          </table:table-cell>
          <table:table-cell office:value-type="float" office:value="3424.972763" calcext:value-type="float">
            <text:p>3424,972763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70.185526" calcext:value-type="float">
            <text:p>70,185526</text:p>
          </table:table-cell>
          <table:table-cell office:value-type="float" office:value="442.726842" calcext:value-type="float">
            <text:p>442,726842</text:p>
          </table:table-cell>
          <table:table-cell office:value-type="float" office:value="3342.238644" calcext:value-type="float">
            <text:p>3342,23864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71.831346" calcext:value-type="float">
            <text:p>71,831346</text:p>
          </table:table-cell>
          <table:table-cell office:value-type="float" office:value="449.409462" calcext:value-type="float">
            <text:p>449,409462</text:p>
          </table:table-cell>
          <table:table-cell office:value-type="float" office:value="3420.991662" calcext:value-type="float">
            <text:p>3420,99166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71.654914" calcext:value-type="float">
            <text:p>71,654914</text:p>
          </table:table-cell>
          <table:table-cell office:value-type="float" office:value="444.498981" calcext:value-type="float">
            <text:p>444,498981</text:p>
          </table:table-cell>
          <table:table-cell office:value-type="float" office:value="3296.284792" calcext:value-type="float">
            <text:p>3296,28479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69.902037" calcext:value-type="float">
            <text:p>69,902037</text:p>
          </table:table-cell>
          <table:table-cell office:value-type="float" office:value="452.5568" calcext:value-type="float">
            <text:p>452,5568</text:p>
          </table:table-cell>
          <table:table-cell office:value-type="float" office:value="3413.357929" calcext:value-type="float">
            <text:p>3413,357929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9.325977" calcext:value-type="float">
            <text:p>59,325977</text:p>
          </table:table-cell>
          <table:table-cell office:value-type="float" office:value="357.930822" calcext:value-type="float">
            <text:p>357,930822</text:p>
          </table:table-cell>
          <table:table-cell office:value-type="float" office:value="2653.303558" calcext:value-type="float">
            <text:p>2653,303558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9.311122" calcext:value-type="float">
            <text:p>59,311122</text:p>
          </table:table-cell>
          <table:table-cell office:value-type="float" office:value="351.620428" calcext:value-type="float">
            <text:p>351,620428</text:p>
          </table:table-cell>
          <table:table-cell office:value-type="float" office:value="2733.297853" calcext:value-type="float">
            <text:p>2733,297853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61.979834" calcext:value-type="float">
            <text:p>61,979834</text:p>
          </table:table-cell>
          <table:table-cell office:value-type="float" office:value="359.336241" calcext:value-type="float">
            <text:p>359,336241</text:p>
          </table:table-cell>
          <table:table-cell office:value-type="float" office:value="2644.190949" calcext:value-type="float">
            <text:p>2644,190949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64.820779" calcext:value-type="float">
            <text:p>64,820779</text:p>
          </table:table-cell>
          <table:table-cell office:value-type="float" office:value="353.38849" calcext:value-type="float">
            <text:p>353,38849</text:p>
          </table:table-cell>
          <table:table-cell office:value-type="float" office:value="2662.366852" calcext:value-type="float">
            <text:p>2662,36685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61.01122" calcext:value-type="float">
            <text:p>61,01122</text:p>
          </table:table-cell>
          <table:table-cell office:value-type="float" office:value="362.500552" calcext:value-type="float">
            <text:p>362,500552</text:p>
          </table:table-cell>
          <table:table-cell office:value-type="float" office:value="2667.261257" calcext:value-type="float">
            <text:p>2667,26125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9.697031" calcext:value-type="float">
            <text:p>59,697031</text:p>
          </table:table-cell>
          <table:table-cell office:value-type="float" office:value="355.464048" calcext:value-type="float">
            <text:p>355,464048</text:p>
          </table:table-cell>
          <table:table-cell office:value-type="float" office:value="2656.31225" calcext:value-type="float">
            <text:p>2656,31225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62.189823" calcext:value-type="float">
            <text:p>62,189823</text:p>
          </table:table-cell>
          <table:table-cell office:value-type="float" office:value="354.231389" calcext:value-type="float">
            <text:p>354,231389</text:p>
          </table:table-cell>
          <table:table-cell office:value-type="float" office:value="2646.13204" calcext:value-type="float">
            <text:p>2646,13204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60.065762" calcext:value-type="float">
            <text:p>60,065762</text:p>
          </table:table-cell>
          <table:table-cell office:value-type="float" office:value="357.098014" calcext:value-type="float">
            <text:p>357,098014</text:p>
          </table:table-cell>
          <table:table-cell office:value-type="float" office:value="2657.677112" calcext:value-type="float">
            <text:p>2657,67711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8.527845" calcext:value-type="float">
            <text:p>58,527845</text:p>
          </table:table-cell>
          <table:table-cell office:value-type="float" office:value="371.416755" calcext:value-type="float">
            <text:p>371,416755</text:p>
          </table:table-cell>
          <table:table-cell office:value-type="float" office:value="2643.778068" calcext:value-type="float">
            <text:p>2643,778068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9.111589" calcext:value-type="float">
            <text:p>59,111589</text:p>
          </table:table-cell>
          <table:table-cell office:value-type="float" office:value="363.290408" calcext:value-type="float">
            <text:p>363,290408</text:p>
          </table:table-cell>
          <table:table-cell office:value-type="float" office:value="2640.132631" calcext:value-type="float">
            <text:p>2640,132631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8" calcext:value-type="float">
            <text:p>48</text:p>
          </table:table-cell>
          <table:table-cell office:value-type="float" office:value="284.333038" calcext:value-type="float">
            <text:p>284,333038</text:p>
          </table:table-cell>
          <table:table-cell office:value-type="float" office:value="530.505487" calcext:value-type="float">
            <text:p>530,505487</text:p>
          </table:table-cell>
          <table:table-cell office:value-type="float" office:value="2504.27897" calcext:value-type="float">
            <text:p>2504,2789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8" calcext:value-type="float">
            <text:p>48</text:p>
          </table:table-cell>
          <table:table-cell office:value-type="float" office:value="286.931253" calcext:value-type="float">
            <text:p>286,931253</text:p>
          </table:table-cell>
          <table:table-cell office:value-type="float" office:value="676.825293" calcext:value-type="float">
            <text:p>676,825293</text:p>
          </table:table-cell>
          <table:table-cell office:value-type="float" office:value="2307.348287" calcext:value-type="float">
            <text:p>2307,34828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8" calcext:value-type="float">
            <text:p>48</text:p>
          </table:table-cell>
          <table:table-cell office:value-type="float" office:value="274.3695" calcext:value-type="float">
            <text:p>274,3695</text:p>
          </table:table-cell>
          <table:table-cell office:value-type="float" office:value="678.865978" calcext:value-type="float">
            <text:p>678,865978</text:p>
          </table:table-cell>
          <table:table-cell office:value-type="float" office:value="2528.53788" calcext:value-type="float">
            <text:p>2528,53788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8" calcext:value-type="float">
            <text:p>48</text:p>
          </table:table-cell>
          <table:table-cell office:value-type="float" office:value="277.48728" calcext:value-type="float">
            <text:p>277,48728</text:p>
          </table:table-cell>
          <table:table-cell office:value-type="float" office:value="404.938784" calcext:value-type="float">
            <text:p>404,938784</text:p>
          </table:table-cell>
          <table:table-cell office:value-type="float" office:value="2331.233487" calcext:value-type="float">
            <text:p>2331,233487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8" calcext:value-type="float">
            <text:p>48</text:p>
          </table:table-cell>
          <table:table-cell office:value-type="float" office:value="279.258693" calcext:value-type="float">
            <text:p>279,258693</text:p>
          </table:table-cell>
          <table:table-cell office:value-type="float" office:value="629.203539" calcext:value-type="float">
            <text:p>629,203539</text:p>
          </table:table-cell>
          <table:table-cell office:value-type="float" office:value="2487.779306" calcext:value-type="float">
            <text:p>2487,779306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8" calcext:value-type="float">
            <text:p>48</text:p>
          </table:table-cell>
          <table:table-cell office:value-type="float" office:value="300.225056" calcext:value-type="float">
            <text:p>300,225056</text:p>
          </table:table-cell>
          <table:table-cell office:value-type="float" office:value="526.132436" calcext:value-type="float">
            <text:p>526,132436</text:p>
          </table:table-cell>
          <table:table-cell office:value-type="float" office:value="2990.090278" calcext:value-type="float">
            <text:p>2990,090278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8" calcext:value-type="float">
            <text:p>48</text:p>
          </table:table-cell>
          <table:table-cell office:value-type="float" office:value="272.112795" calcext:value-type="float">
            <text:p>272,112795</text:p>
          </table:table-cell>
          <table:table-cell office:value-type="float" office:value="398.083881" calcext:value-type="float">
            <text:p>398,083881</text:p>
          </table:table-cell>
          <table:table-cell office:value-type="float" office:value="2614.681199" calcext:value-type="float">
            <text:p>2614,681199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8" calcext:value-type="float">
            <text:p>48</text:p>
          </table:table-cell>
          <table:table-cell office:value-type="float" office:value="280.890456" calcext:value-type="float">
            <text:p>280,890456</text:p>
          </table:table-cell>
          <table:table-cell office:value-type="float" office:value="572.830315" calcext:value-type="float">
            <text:p>572,830315</text:p>
          </table:table-cell>
          <table:table-cell office:value-type="float" office:value="2579.971336" calcext:value-type="float">
            <text:p>2579,971336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8" calcext:value-type="float">
            <text:p>48</text:p>
          </table:table-cell>
          <table:table-cell office:value-type="float" office:value="273.711967" calcext:value-type="float">
            <text:p>273,711967</text:p>
          </table:table-cell>
          <table:table-cell office:value-type="float" office:value="462.826606" calcext:value-type="float">
            <text:p>462,826606</text:p>
          </table:table-cell>
          <table:table-cell office:value-type="float" office:value="2667.856211" calcext:value-type="float">
            <text:p>2667,856211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8" calcext:value-type="float">
            <text:p>48</text:p>
          </table:table-cell>
          <table:table-cell office:value-type="float" office:value="265.697431" calcext:value-type="float">
            <text:p>265,697431</text:p>
          </table:table-cell>
          <table:table-cell office:value-type="float" office:value="609.358658" calcext:value-type="float">
            <text:p>609,358658</text:p>
          </table:table-cell>
          <table:table-cell office:value-type="float" office:value="2436.571748" calcext:value-type="float">
            <text:p>2436,571748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1T17:41:28.420889798</dc:date>
    <meta:editing-duration>PT9M47S</meta:editing-duration>
    <meta:editing-cycles>1</meta:editing-cycles>
    <meta:generator>LibreOffice/6.0.7.3$Linux_X86_64 LibreOffice_project/00m0$Build-3</meta:generator>
    <meta:document-statistic meta:table-count="1" meta:cell-count="5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7cm" svg:y="0.316cm" chart:style-name="ch2">
          <text:p>Medições de Tempo de Execução</text:p>
        </chart:title>
        <chart:legend chart:legend-position="end" svg:x="11.243cm" svg:y="3.703cm" style:legend-expansion="high" chart:style-name="ch3"/>
        <chart:plot-area chart:style-name="ch4" table:cell-range-address="resultados.AD17:resultados.AG28" chart:data-source-has-labels="both" svg:x="1.331cm" svg:y="1.275cm" svg:width="9.592cm" svg:height="6.564cm">
          <chartooo:coordinate-region svg:x="2.508cm" svg:y="1.474cm" svg:width="8.228cm" svg:height="5.718cm"/>
          <chart:axis chart:dimension="x" chart:name="primary-x" chart:style-name="ch5" chartooo:axis-type="auto">
            <chartooo:date-scale/>
            <chart:title svg:x="4.787cm" svg:y="8.019cm" chart:style-name="ch6">
              <text:p>Número de Cores</text:p>
            </chart:title>
            <chart:categories table:cell-range-address="resultados.AD18:resultados.AD28"/>
          </chart:axis>
          <chart:axis chart:dimension="y" chart:name="primary-y" chart:style-name="ch5">
            <chart:title svg:x="0.451cm" svg:y="5.434cm" chart:style-name="ch7">
              <text:p>Tempo(ms)</text:p>
            </chart:title>
            <chart:grid chart:style-name="ch8" chart:class="major"/>
          </chart:axis>
          <chart:series chart:style-name="ch9" chart:values-cell-range-address="resultados.AE18:resultados.AE28" chart:label-cell-address="resultados.AE17:resultados.AE17" chart:class="chart:line">
            <chart:data-point chart:repeated="11"/>
          </chart:series>
          <chart:series chart:style-name="ch10" chart:values-cell-range-address="resultados.AF18:resultados.AF28" chart:label-cell-address="resultados.AF17:resultados.AF17" chart:class="chart:line">
            <chart:data-point chart:repeated="11"/>
          </chart:series>
          <chart:series chart:style-name="ch11" chart:values-cell-range-address="resultados.AG18:resultados.AG28" chart:label-cell-address="resultados.AG17:resultados.AG17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agem-1(1024x1024)</text:p>
                <draw:g>
                  <svg:desc>resultados.AE17:resultados.AE17</svg:desc>
                </draw:g>
              </table:table-cell>
              <table:table-cell office:value-type="string">
                <text:p>Imagem-2(2048x2048)</text:p>
                <draw:g>
                  <svg:desc>resultados.AF17:resultados.AF17</svg:desc>
                </draw:g>
              </table:table-cell>
              <table:table-cell office:value-type="string">
                <text:p>Imagem-3(4096x4096)</text:p>
                <draw:g>
                  <svg:desc>resultados.AG17:resultados.AG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ados.AD18:resultados.AD28</svg:desc>
                </draw:g>
              </table:table-cell>
              <table:table-cell office:value-type="float" office:value="740">
                <text:p>740</text:p>
                <draw:g>
                  <svg:desc>resultados.AE18:resultados.AE28</svg:desc>
                </draw:g>
              </table:table-cell>
              <table:table-cell office:value-type="float" office:value="5780">
                <text:p>5780</text:p>
                <draw:g>
                  <svg:desc>resultados.AF18:resultados.AF28</svg:desc>
                </draw:g>
              </table:table-cell>
              <table:table-cell office:value-type="float" office:value="45654">
                <text:p>45654</text:p>
                <draw:g>
                  <svg:desc>resultados.AG18:resultados.AG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5">
                <text:p>535</text:p>
              </table:table-cell>
              <table:table-cell office:value-type="float" office:value="4040">
                <text:p>4040</text:p>
              </table:table-cell>
              <table:table-cell office:value-type="float" office:value="29933">
                <text:p>299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2">
                <text:p>272</text:p>
              </table:table-cell>
              <table:table-cell office:value-type="float" office:value="2027">
                <text:p>2027</text:p>
              </table:table-cell>
              <table:table-cell office:value-type="float" office:value="16032">
                <text:p>160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9">
                <text:p>139</text:p>
              </table:table-cell>
              <table:table-cell office:value-type="float" office:value="1014">
                <text:p>1014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657">
                <text:p>657</text:p>
              </table:table-cell>
              <table:table-cell office:value-type="float" office:value="4751">
                <text:p>47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4">
                <text:p>74</text:p>
              </table:table-cell>
              <table:table-cell office:value-type="float" office:value="499">
                <text:p>499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408">
                <text:p>408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  <table:table-cell office:value-type="float" office:value="554">
                <text:p>554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  <table:table-cell office:value-type="float" office:value="444">
                <text:p>444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358">
                <text:p>358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79">
                <text:p>279</text:p>
              </table:table-cell>
              <table:table-cell office:value-type="float" office:value="548">
                <text:p>548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19cm" svg:y="0.316cm" chart:style-name="ch2">
          <text:p>Speed-Ups</text:p>
        </chart:title>
        <chart:legend chart:legend-position="end" svg:x="11.243cm" svg:y="3.454cm" style:legend-expansion="high" chart:style-name="ch3"/>
        <chart:plot-area chart:style-name="ch4" table:cell-range-address="resultados.AD1:resultados.AH12" chart:data-source-has-labels="both" svg:x="1.331cm" svg:y="1.275cm" svg:width="9.592cm" svg:height="6.564cm">
          <chartooo:coordinate-region svg:x="1.952cm" svg:y="1.474cm" svg:width="8.784cm" svg:height="5.718cm"/>
          <chart:axis chart:dimension="x" chart:name="primary-x" chart:style-name="ch5" chartooo:axis-type="auto">
            <chartooo:date-scale/>
            <chart:title svg:x="4.628cm" svg:y="8.019cm" chart:style-name="ch6">
              <text:p>Número de Threads</text:p>
            </chart:title>
            <chart:categories table:cell-range-address="resultados.AD2:resultados.AD12"/>
          </chart:axis>
          <chart:axis chart:dimension="y" chart:name="primary-y" chart:style-name="ch5">
            <chart:title svg:x="0.451cm" svg:y="5.355cm" chart:style-name="ch7">
              <text:p>Speed-Up</text:p>
            </chart:title>
            <chart:grid chart:style-name="ch8" chart:class="major"/>
          </chart:axis>
          <chart:series chart:style-name="ch9" chart:values-cell-range-address="resultados.AE2:resultados.AE12" chart:label-cell-address="resultados.AE1:resultados.AE1" chart:class="chart:line">
            <chart:data-point chart:repeated="11"/>
          </chart:series>
          <chart:series chart:style-name="ch10" chart:values-cell-range-address="resultados.AF2:resultados.AF12" chart:label-cell-address="resultados.AF1:resultados.AF1" chart:class="chart:line">
            <chart:data-point chart:repeated="11"/>
          </chart:series>
          <chart:series chart:style-name="ch11" chart:values-cell-range-address="resultados.AG2:resultados.AG12" chart:label-cell-address="resultados.AG1:resultados.AG1" chart:class="chart:line">
            <chart:data-point chart:repeated="11"/>
          </chart:series>
          <chart:series chart:style-name="ch12" chart:values-cell-range-address="resultados.AH2:resultados.AH12" chart:label-cell-address="resultados.AH1:resultados.AH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agem-1(1024x1024)</text:p>
                <draw:g>
                  <svg:desc>resultados.AE1:resultados.AE1</svg:desc>
                </draw:g>
              </table:table-cell>
              <table:table-cell office:value-type="string">
                <text:p>Imagem-2(2048x2048)</text:p>
                <draw:g>
                  <svg:desc>resultados.AF1:resultados.AF1</svg:desc>
                </draw:g>
              </table:table-cell>
              <table:table-cell office:value-type="string">
                <text:p>Imagem-3(4096x4096)</text:p>
                <draw:g>
                  <svg:desc>resultados.AG1:resultados.AG1</svg:desc>
                </draw:g>
              </table:table-cell>
              <table:table-cell office:value-type="string">
                <text:p>Speed-up Ideal</text:p>
                <draw:g>
                  <svg:desc>resultados.AH1:resultados.A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ados.AD2:resultados.AD12</svg:desc>
                </draw:g>
              </table:table-cell>
              <table:table-cell office:value-type="float" office:value="1">
                <text:p>1</text:p>
                <draw:g>
                  <svg:desc>resultados.AE2:resultados.AE12</svg:desc>
                </draw:g>
              </table:table-cell>
              <table:table-cell office:value-type="float" office:value="1">
                <text:p>1</text:p>
                <draw:g>
                  <svg:desc>resultados.AF2:resultados.AF12</svg:desc>
                </draw:g>
              </table:table-cell>
              <table:table-cell office:value-type="float" office:value="1">
                <text:p>1</text:p>
                <draw:g>
                  <svg:desc>resultados.AG2:resultados.AG12</svg:desc>
                </draw:g>
              </table:table-cell>
              <table:table-cell office:value-type="float" office:value="1">
                <text:p>1</text:p>
                <draw:g>
                  <svg:desc>resultados.AH2:resultados.AH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8317757009346">
                <text:p>1.38317757009346</text:p>
              </table:table-cell>
              <table:table-cell office:value-type="float" office:value="1.43069306930693">
                <text:p>1.43069306930693</text:p>
              </table:table-cell>
              <table:table-cell office:value-type="float" office:value="1.52520629405673">
                <text:p>1.525206294056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2058823529412">
                <text:p>2.72058823529412</text:p>
              </table:table-cell>
              <table:table-cell office:value-type="float" office:value="2.85150468672916">
                <text:p>2.85150468672916</text:p>
              </table:table-cell>
              <table:table-cell office:value-type="float" office:value="2.84767964071856">
                <text:p>2.84767964071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32374100719424">
                <text:p>5.32374100719424</text:p>
              </table:table-cell>
              <table:table-cell office:value-type="float" office:value="5.70019723865878">
                <text:p>5.70019723865878</text:p>
              </table:table-cell>
              <table:table-cell office:value-type="float" office:value="6.22922636103152">
                <text:p>6.22922636103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78947368421053">
                <text:p>7.78947368421053</text:p>
              </table:table-cell>
              <table:table-cell office:value-type="float" office:value="8.79756468797565">
                <text:p>8.79756468797565</text:p>
              </table:table-cell>
              <table:table-cell office:value-type="float" office:value="9.60934540096822">
                <text:p>9.609345400968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1.5831663326653">
                <text:p>11.5831663326653</text:p>
              </table:table-cell>
              <table:table-cell office:value-type="float" office:value="12.7347280334728">
                <text:p>12.73472803347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1311475409836">
                <text:p>12.1311475409836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15.2791164658635">
                <text:p>15.27911646586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10.4332129963899">
                <text:p>10.4332129963899</text:p>
              </table:table-cell>
              <table:table-cell office:value-type="float" office:value="11.3538920666501">
                <text:p>11.35389206665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.4225352112676">
                <text:p>10.4225352112676</text:p>
              </table:table-cell>
              <table:table-cell office:value-type="float" office:value="13.018018018018">
                <text:p>13.018018018018</text:p>
              </table:table-cell>
              <table:table-cell office:value-type="float" office:value="13.4593160377359">
                <text:p>13.45931603773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6.145251396648">
                <text:p>16.145251396648</text:p>
              </table:table-cell>
              <table:table-cell office:value-type="float" office:value="17.1631578947368">
                <text:p>17.16315789473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.65232974910394">
                <text:p>2.65232974910394</text:p>
              </table:table-cell>
              <table:table-cell office:value-type="float" office:value="10.5474452554745">
                <text:p>10.5474452554745</text:p>
              </table:table-cell>
              <table:table-cell office:value-type="float" office:value="17.9457547169811">
                <text:p>17.945754716981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012cm" svg:height="12.322cm" xlink:href=".." xlink:type="simple" chart:class="chart:line" chart:style-name="ch1">
        <chart:title svg:x="14.637cm" svg:y="0.382cm" chart:style-name="ch2">
          <text:p>Resultados Totais</text:p>
        </chart:title>
        <chart:legend chart:legend-position="end" svg:x="28.255cm" svg:y="5.364cm" style:legend-expansion="high" chart:style-name="ch3"/>
        <chart:plot-area chart:style-name="ch4" table:cell-range-address="resultados.N1:resultados.Q111" chart:data-source-has-labels="both" svg:x="1.671cm" svg:y="1.407cm" svg:width="25.924cm" svg:height="9.688cm">
          <chartooo:coordinate-region svg:x="2.848cm" svg:y="1.606cm" svg:width="24.747cm" svg:height="8.697cm"/>
          <chart:axis chart:dimension="x" chart:name="primary-x" chart:style-name="ch5" chartooo:axis-type="auto">
            <chartooo:date-scale/>
            <chart:title svg:x="13.293cm" svg:y="11.341cm" chart:style-name="ch6">
              <text:p>Numero de Cores</text:p>
            </chart:title>
            <chart:categories table:cell-range-address="resultados.N2:resultados.N111"/>
          </chart:axis>
          <chart:axis chart:dimension="y" chart:name="primary-y" chart:style-name="ch5">
            <chart:title svg:x="0.451cm" svg:y="7.208cm" chart:style-name="ch7">
              <text:p>Tempos(ms)</text:p>
            </chart:title>
            <chart:grid chart:style-name="ch8" chart:class="major"/>
          </chart:axis>
          <chart:series chart:style-name="ch9" chart:values-cell-range-address="resultados.O2:resultados.O111" chart:label-cell-address="resultados.O1:resultados.O1" chart:class="chart:line">
            <chart:data-point chart:repeated="110"/>
          </chart:series>
          <chart:series chart:style-name="ch10" chart:values-cell-range-address="resultados.P2:resultados.P111" chart:label-cell-address="resultados.P1:resultados.P1" chart:class="chart:line">
            <chart:data-point chart:repeated="110"/>
          </chart:series>
          <chart:series chart:style-name="ch11" chart:values-cell-range-address="resultados.Q2:resultados.Q111" chart:label-cell-address="resultados.Q1:resultados.Q1" chart:class="chart:line">
            <chart:data-point chart:repeated="1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agem-1(1024x1024)</text:p>
                <draw:g>
                  <svg:desc>resultados.O1:resultados.O1</svg:desc>
                </draw:g>
              </table:table-cell>
              <table:table-cell office:value-type="string">
                <text:p>Imagem-2(2048x2048)</text:p>
                <draw:g>
                  <svg:desc>resultados.P1:resultados.P1</svg:desc>
                </draw:g>
              </table:table-cell>
              <table:table-cell office:value-type="string">
                <text:p>Imagem-3(4096x4096)</text:p>
                <draw:g>
                  <svg:desc>resultados.Q1:resultados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ados.N2:resultados.N111</svg:desc>
                </draw:g>
              </table:table-cell>
              <table:table-cell office:value-type="float" office:value="896.203719">
                <text:p>896.203719</text:p>
                <draw:g>
                  <svg:desc>resultados.O2:resultados.O111</svg:desc>
                </draw:g>
              </table:table-cell>
              <table:table-cell office:value-type="float" office:value="5769.476344">
                <text:p>5769.476344</text:p>
                <draw:g>
                  <svg:desc>resultados.P2:resultados.P111</svg:desc>
                </draw:g>
              </table:table-cell>
              <table:table-cell office:value-type="float" office:value="45583.282407">
                <text:p>45583.282407</text:p>
                <draw:g>
                  <svg:desc>resultados.Q2:resultados.Q1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40.454253">
                <text:p>740.454253</text:p>
              </table:table-cell>
              <table:table-cell office:value-type="float" office:value="5834.232893">
                <text:p>5834.232893</text:p>
              </table:table-cell>
              <table:table-cell office:value-type="float" office:value="45588.079294">
                <text:p>45588.07929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40.731254">
                <text:p>740.731254</text:p>
              </table:table-cell>
              <table:table-cell office:value-type="float" office:value="5768.135214">
                <text:p>5768.135214</text:p>
              </table:table-cell>
              <table:table-cell office:value-type="float" office:value="45626.694328">
                <text:p>45626.69432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40.632646">
                <text:p>740.632646</text:p>
              </table:table-cell>
              <table:table-cell office:value-type="float" office:value="5779.352234">
                <text:p>5779.352234</text:p>
              </table:table-cell>
              <table:table-cell office:value-type="float" office:value="45671.492029">
                <text:p>45671.49202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40.365051">
                <text:p>740.365051</text:p>
              </table:table-cell>
              <table:table-cell office:value-type="float" office:value="5760.647113">
                <text:p>5760.647113</text:p>
              </table:table-cell>
              <table:table-cell office:value-type="float" office:value="45741.215841">
                <text:p>45741.21584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40.392856">
                <text:p>740.392856</text:p>
              </table:table-cell>
              <table:table-cell office:value-type="float" office:value="5774.708342">
                <text:p>5774.708342</text:p>
              </table:table-cell>
              <table:table-cell office:value-type="float" office:value="45844.757081">
                <text:p>45844.75708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40.409926">
                <text:p>740.409926</text:p>
              </table:table-cell>
              <table:table-cell office:value-type="float" office:value="5841.161205">
                <text:p>5841.161205</text:p>
              </table:table-cell>
              <table:table-cell office:value-type="float" office:value="45638.493968">
                <text:p>45638.49396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40.324368">
                <text:p>740.324368</text:p>
              </table:table-cell>
              <table:table-cell office:value-type="float" office:value="5757.29121">
                <text:p>5757.29121</text:p>
              </table:table-cell>
              <table:table-cell office:value-type="float" office:value="45719.027711">
                <text:p>45719.02771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39.874517">
                <text:p>739.874517</text:p>
              </table:table-cell>
              <table:table-cell office:value-type="float" office:value="5758.138863">
                <text:p>5758.138863</text:p>
              </table:table-cell>
              <table:table-cell office:value-type="float" office:value="45552.788085">
                <text:p>45552.78808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40.474643">
                <text:p>740.474643</text:p>
              </table:table-cell>
              <table:table-cell office:value-type="float" office:value="5762.238972">
                <text:p>5762.238972</text:p>
              </table:table-cell>
              <table:table-cell office:value-type="float" office:value="45578.582966">
                <text:p>45578.5829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0.524087">
                <text:p>530.524087</text:p>
              </table:table-cell>
              <table:table-cell office:value-type="float" office:value="4272.102156">
                <text:p>4272.102156</text:p>
              </table:table-cell>
              <table:table-cell office:value-type="float" office:value="30465.949975">
                <text:p>30465.9499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6.355088">
                <text:p>536.355088</text:p>
              </table:table-cell>
              <table:table-cell office:value-type="float" office:value="4069.952711">
                <text:p>4069.952711</text:p>
              </table:table-cell>
              <table:table-cell office:value-type="float" office:value="28328.48284">
                <text:p>28328.482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42.09748">
                <text:p>542.09748</text:p>
              </table:table-cell>
              <table:table-cell office:value-type="float" office:value="4070.091983">
                <text:p>4070.091983</text:p>
              </table:table-cell>
              <table:table-cell office:value-type="float" office:value="27389.345874">
                <text:p>27389.3458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40.160777">
                <text:p>540.160777</text:p>
              </table:table-cell>
              <table:table-cell office:value-type="float" office:value="4071.567771">
                <text:p>4071.567771</text:p>
              </table:table-cell>
              <table:table-cell office:value-type="float" office:value="32148.37774">
                <text:p>32148.377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0.658293">
                <text:p>530.658293</text:p>
              </table:table-cell>
              <table:table-cell office:value-type="float" office:value="4069.002196">
                <text:p>4069.002196</text:p>
              </table:table-cell>
              <table:table-cell office:value-type="float" office:value="32156.745405">
                <text:p>32156.7454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6.684031">
                <text:p>536.684031</text:p>
              </table:table-cell>
              <table:table-cell office:value-type="float" office:value="4081.27851">
                <text:p>4081.27851</text:p>
              </table:table-cell>
              <table:table-cell office:value-type="float" office:value="27997.735997">
                <text:p>27997.7359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2.853752">
                <text:p>532.853752</text:p>
              </table:table-cell>
              <table:table-cell office:value-type="float" office:value="4082.333406">
                <text:p>4082.333406</text:p>
              </table:table-cell>
              <table:table-cell office:value-type="float" office:value="30236.048657">
                <text:p>30236.04865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0.823663">
                <text:p>390.823663</text:p>
              </table:table-cell>
              <table:table-cell office:value-type="float" office:value="3339.111149">
                <text:p>3339.111149</text:p>
              </table:table-cell>
              <table:table-cell office:value-type="float" office:value="32136.482527">
                <text:p>32136.4825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4.524444">
                <text:p>534.524444</text:p>
              </table:table-cell>
              <table:table-cell office:value-type="float" office:value="4072.425952">
                <text:p>4072.425952</text:p>
              </table:table-cell>
              <table:table-cell office:value-type="float" office:value="32164.792618">
                <text:p>32164.7926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2.066884">
                <text:p>532.066884</text:p>
              </table:table-cell>
              <table:table-cell office:value-type="float" office:value="4088.491422">
                <text:p>4088.491422</text:p>
              </table:table-cell>
              <table:table-cell office:value-type="float" office:value="26310.981345">
                <text:p>26310.9813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1.919615">
                <text:p>271.919615</text:p>
              </table:table-cell>
              <table:table-cell office:value-type="float" office:value="2046.268641">
                <text:p>2046.268641</text:p>
              </table:table-cell>
              <table:table-cell office:value-type="float" office:value="16175.533641">
                <text:p>16175.5336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2.68997">
                <text:p>272.68997</text:p>
              </table:table-cell>
              <table:table-cell office:value-type="float" office:value="2044.714347">
                <text:p>2044.714347</text:p>
              </table:table-cell>
              <table:table-cell office:value-type="float" office:value="14619.590188">
                <text:p>14619.5901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2.445662">
                <text:p>272.445662</text:p>
              </table:table-cell>
              <table:table-cell office:value-type="float" office:value="1801.636673">
                <text:p>1801.636673</text:p>
              </table:table-cell>
              <table:table-cell office:value-type="float" office:value="16203.5283">
                <text:p>16203.52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2.949863">
                <text:p>272.949863</text:p>
              </table:table-cell>
              <table:table-cell office:value-type="float" office:value="2047.269734">
                <text:p>2047.269734</text:p>
              </table:table-cell>
              <table:table-cell office:value-type="float" office:value="16190.457129">
                <text:p>16190.4571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3.384569">
                <text:p>273.384569</text:p>
              </table:table-cell>
              <table:table-cell office:value-type="float" office:value="2059.37356">
                <text:p>2059.37356</text:p>
              </table:table-cell>
              <table:table-cell office:value-type="float" office:value="16225.044496">
                <text:p>16225.0444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3.183668">
                <text:p>273.183668</text:p>
              </table:table-cell>
              <table:table-cell office:value-type="float" office:value="2050.652304">
                <text:p>2050.652304</text:p>
              </table:table-cell>
              <table:table-cell office:value-type="float" office:value="16171.581726">
                <text:p>16171.5817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2.514349">
                <text:p>272.514349</text:p>
              </table:table-cell>
              <table:table-cell office:value-type="float" office:value="2065.455376">
                <text:p>2065.455376</text:p>
              </table:table-cell>
              <table:table-cell office:value-type="float" office:value="16216.035649">
                <text:p>16216.0356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1.70167">
                <text:p>271.70167</text:p>
              </table:table-cell>
              <table:table-cell office:value-type="float" office:value="2047.360748">
                <text:p>2047.360748</text:p>
              </table:table-cell>
              <table:table-cell office:value-type="float" office:value="16133.640714">
                <text:p>16133.6407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9.65752">
                <text:p>269.65752</text:p>
              </table:table-cell>
              <table:table-cell office:value-type="float" office:value="2047.799365">
                <text:p>2047.799365</text:p>
              </table:table-cell>
              <table:table-cell office:value-type="float" office:value="16213.767549">
                <text:p>16213.7675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3.265596">
                <text:p>273.265596</text:p>
              </table:table-cell>
              <table:table-cell office:value-type="float" office:value="2061.07921">
                <text:p>2061.07921</text:p>
              </table:table-cell>
              <table:table-cell office:value-type="float" office:value="16171.768796">
                <text:p>16171.7687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9.926617">
                <text:p>139.926617</text:p>
              </table:table-cell>
              <table:table-cell office:value-type="float" office:value="1009.573124">
                <text:p>1009.573124</text:p>
              </table:table-cell>
              <table:table-cell office:value-type="float" office:value="7187.237674">
                <text:p>7187.2376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0.264573">
                <text:p>140.264573</text:p>
              </table:table-cell>
              <table:table-cell office:value-type="float" office:value="1023.893344">
                <text:p>1023.893344</text:p>
              </table:table-cell>
              <table:table-cell office:value-type="float" office:value="7200.301789">
                <text:p>7200.3017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8.900413">
                <text:p>138.900413</text:p>
              </table:table-cell>
              <table:table-cell office:value-type="float" office:value="1018.036637">
                <text:p>1018.036637</text:p>
              </table:table-cell>
              <table:table-cell office:value-type="float" office:value="7213.673088">
                <text:p>7213.6730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2.933853">
                <text:p>142.933853</text:p>
              </table:table-cell>
              <table:table-cell office:value-type="float" office:value="1002.383657">
                <text:p>1002.383657</text:p>
              </table:table-cell>
              <table:table-cell office:value-type="float" office:value="7216.289187">
                <text:p>7216.2891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0.025097">
                <text:p>140.025097</text:p>
              </table:table-cell>
              <table:table-cell office:value-type="float" office:value="1014.606036">
                <text:p>1014.606036</text:p>
              </table:table-cell>
              <table:table-cell office:value-type="float" office:value="7216.222788">
                <text:p>7216.2227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8.426172">
                <text:p>138.426172</text:p>
              </table:table-cell>
              <table:table-cell office:value-type="float" office:value="1021.926956">
                <text:p>1021.926956</text:p>
              </table:table-cell>
              <table:table-cell office:value-type="float" office:value="7334.950789">
                <text:p>7334.9507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6.342191">
                <text:p>136.342191</text:p>
              </table:table-cell>
              <table:table-cell office:value-type="float" office:value="1014.564035">
                <text:p>1014.564035</text:p>
              </table:table-cell>
              <table:table-cell office:value-type="float" office:value="7219.532973">
                <text:p>7219.5329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6.930153">
                <text:p>136.930153</text:p>
              </table:table-cell>
              <table:table-cell office:value-type="float" office:value="988.448068">
                <text:p>988.448068</text:p>
              </table:table-cell>
              <table:table-cell office:value-type="float" office:value="7103.294193">
                <text:p>7103.2941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0.338302">
                <text:p>140.338302</text:p>
              </table:table-cell>
              <table:table-cell office:value-type="float" office:value="1030.698521">
                <text:p>1030.698521</text:p>
              </table:table-cell>
              <table:table-cell office:value-type="float" office:value="7509.552055">
                <text:p>7509.5520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1.25775">
                <text:p>141.25775</text:p>
              </table:table-cell>
              <table:table-cell office:value-type="float" office:value="1019.445837">
                <text:p>1019.445837</text:p>
              </table:table-cell>
              <table:table-cell office:value-type="float" office:value="7195.692356">
                <text:p>7195.6923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3.260815">
                <text:p>93.260815</text:p>
              </table:table-cell>
              <table:table-cell office:value-type="float" office:value="652.668542">
                <text:p>652.668542</text:p>
              </table:table-cell>
              <table:table-cell office:value-type="float" office:value="4779.671137">
                <text:p>4779.6711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7.021554">
                <text:p>97.021554</text:p>
              </table:table-cell>
              <table:table-cell office:value-type="float" office:value="663.687083">
                <text:p>663.687083</text:p>
              </table:table-cell>
              <table:table-cell office:value-type="float" office:value="4766.860587">
                <text:p>4766.8605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026034">
                <text:p>96.026034</text:p>
              </table:table-cell>
              <table:table-cell office:value-type="float" office:value="659.139644">
                <text:p>659.139644</text:p>
              </table:table-cell>
              <table:table-cell office:value-type="float" office:value="4712.912592">
                <text:p>4712.9125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739556">
                <text:p>96.739556</text:p>
              </table:table-cell>
              <table:table-cell office:value-type="float" office:value="672.27711">
                <text:p>672.27711</text:p>
              </table:table-cell>
              <table:table-cell office:value-type="float" office:value="4718.605323">
                <text:p>4718.6053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5.884745">
                <text:p>95.884745</text:p>
              </table:table-cell>
              <table:table-cell office:value-type="float" office:value="651.847288">
                <text:p>651.847288</text:p>
              </table:table-cell>
              <table:table-cell office:value-type="float" office:value="4801.33123">
                <text:p>4801.331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5.232136">
                <text:p>95.232136</text:p>
              </table:table-cell>
              <table:table-cell office:value-type="float" office:value="640.676181">
                <text:p>640.676181</text:p>
              </table:table-cell>
              <table:table-cell office:value-type="float" office:value="4751.653984">
                <text:p>4751.6539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210525">
                <text:p>96.210525</text:p>
              </table:table-cell>
              <table:table-cell office:value-type="float" office:value="658.913895">
                <text:p>658.913895</text:p>
              </table:table-cell>
              <table:table-cell office:value-type="float" office:value="4694.942944">
                <text:p>4694.9429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646931">
                <text:p>96.646931</text:p>
              </table:table-cell>
              <table:table-cell office:value-type="float" office:value="647.01814">
                <text:p>647.01814</text:p>
              </table:table-cell>
              <table:table-cell office:value-type="float" office:value="4793.820693">
                <text:p>4793.82069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333178">
                <text:p>96.333178</text:p>
              </table:table-cell>
              <table:table-cell office:value-type="float" office:value="671.855773">
                <text:p>671.855773</text:p>
              </table:table-cell>
              <table:table-cell office:value-type="float" office:value="4781.477753">
                <text:p>4781.4777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2.879643">
                <text:p>92.879643</text:p>
              </table:table-cell>
              <table:table-cell office:value-type="float" office:value="656.581763">
                <text:p>656.581763</text:p>
              </table:table-cell>
              <table:table-cell office:value-type="float" office:value="4714.154505">
                <text:p>4714.1545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6.274692">
                <text:p>76.274692</text:p>
              </table:table-cell>
              <table:table-cell office:value-type="float" office:value="494.525003">
                <text:p>494.525003</text:p>
              </table:table-cell>
              <table:table-cell office:value-type="float" office:value="3594.371366">
                <text:p>3594.3713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5.247297">
                <text:p>75.247297</text:p>
              </table:table-cell>
              <table:table-cell office:value-type="float" office:value="491.189597">
                <text:p>491.189597</text:p>
              </table:table-cell>
              <table:table-cell office:value-type="float" office:value="3559.465473">
                <text:p>3559.4654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4.911793">
                <text:p>74.911793</text:p>
              </table:table-cell>
              <table:table-cell office:value-type="float" office:value="495.55377">
                <text:p>495.55377</text:p>
              </table:table-cell>
              <table:table-cell office:value-type="float" office:value="3601.788937">
                <text:p>3601.7889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4.553465">
                <text:p>74.553465</text:p>
              </table:table-cell>
              <table:table-cell office:value-type="float" office:value="502.492256">
                <text:p>502.492256</text:p>
              </table:table-cell>
              <table:table-cell office:value-type="float" office:value="3582.217177">
                <text:p>3582.2171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3.995566">
                <text:p>73.995566</text:p>
              </table:table-cell>
              <table:table-cell office:value-type="float" office:value="491.073606">
                <text:p>491.073606</text:p>
              </table:table-cell>
              <table:table-cell office:value-type="float" office:value="3550.999137">
                <text:p>3550.9991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5.165232">
                <text:p>75.165232</text:p>
              </table:table-cell>
              <table:table-cell office:value-type="float" office:value="499.241475">
                <text:p>499.241475</text:p>
              </table:table-cell>
              <table:table-cell office:value-type="float" office:value="3576.911516">
                <text:p>3576.9115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5.035056">
                <text:p>75.035056</text:p>
              </table:table-cell>
              <table:table-cell office:value-type="float" office:value="515.328246">
                <text:p>515.328246</text:p>
              </table:table-cell>
              <table:table-cell office:value-type="float" office:value="3593.582864">
                <text:p>3593.5828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1.189877">
                <text:p>71.189877</text:p>
              </table:table-cell>
              <table:table-cell office:value-type="float" office:value="497.188856">
                <text:p>497.188856</text:p>
              </table:table-cell>
              <table:table-cell office:value-type="float" office:value="3596.301952">
                <text:p>3596.3019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3.219908">
                <text:p>73.219908</text:p>
              </table:table-cell>
              <table:table-cell office:value-type="float" office:value="519.157627">
                <text:p>519.157627</text:p>
              </table:table-cell>
              <table:table-cell office:value-type="float" office:value="3568.358401">
                <text:p>3568.3584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4.944753">
                <text:p>74.944753</text:p>
              </table:table-cell>
              <table:table-cell office:value-type="float" office:value="491.103412">
                <text:p>491.103412</text:p>
              </table:table-cell>
              <table:table-cell office:value-type="float" office:value="3632.4148">
                <text:p>3632.41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2.772535">
                <text:p>62.772535</text:p>
              </table:table-cell>
              <table:table-cell office:value-type="float" office:value="409.053289">
                <text:p>409.053289</text:p>
              </table:table-cell>
              <table:table-cell office:value-type="float" office:value="3033.542895">
                <text:p>3033.5428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.638713">
                <text:p>59.638713</text:p>
              </table:table-cell>
              <table:table-cell office:value-type="float" office:value="394.432346">
                <text:p>394.432346</text:p>
              </table:table-cell>
              <table:table-cell office:value-type="float" office:value="2893.407343">
                <text:p>2893.4073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.219653">
                <text:p>59.219653</text:p>
              </table:table-cell>
              <table:table-cell office:value-type="float" office:value="411.116871">
                <text:p>411.116871</text:p>
              </table:table-cell>
              <table:table-cell office:value-type="float" office:value="2958.446624">
                <text:p>2958.4466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.850096">
                <text:p>59.850096</text:p>
              </table:table-cell>
              <table:table-cell office:value-type="float" office:value="418.271275">
                <text:p>418.271275</text:p>
              </table:table-cell>
              <table:table-cell office:value-type="float" office:value="3049.550793">
                <text:p>3049.5507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.230676">
                <text:p>63.230676</text:p>
              </table:table-cell>
              <table:table-cell office:value-type="float" office:value="415.145025">
                <text:p>415.145025</text:p>
              </table:table-cell>
              <table:table-cell office:value-type="float" office:value="2983.130895">
                <text:p>2983.1308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.846115">
                <text:p>60.846115</text:p>
              </table:table-cell>
              <table:table-cell office:value-type="float" office:value="399.982883">
                <text:p>399.982883</text:p>
              </table:table-cell>
              <table:table-cell office:value-type="float" office:value="2885.786231">
                <text:p>2885.7862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.579328">
                <text:p>60.579328</text:p>
              </table:table-cell>
              <table:table-cell office:value-type="float" office:value="405.657376">
                <text:p>405.657376</text:p>
              </table:table-cell>
              <table:table-cell office:value-type="float" office:value="2995.036068">
                <text:p>2995.0360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2.437198">
                <text:p>62.437198</text:p>
              </table:table-cell>
              <table:table-cell office:value-type="float" office:value="404.667258">
                <text:p>404.667258</text:p>
              </table:table-cell>
              <table:table-cell office:value-type="float" office:value="3036.30952">
                <text:p>3036.309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.196204">
                <text:p>63.196204</text:p>
              </table:table-cell>
              <table:table-cell office:value-type="float" office:value="419.256226">
                <text:p>419.256226</text:p>
              </table:table-cell>
              <table:table-cell office:value-type="float" office:value="2990.376257">
                <text:p>2990.3762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.413868">
                <text:p>63.413868</text:p>
              </table:table-cell>
              <table:table-cell office:value-type="float" office:value="404.000383">
                <text:p>404.000383</text:p>
              </table:table-cell>
              <table:table-cell office:value-type="float" office:value="3063.571584">
                <text:p>3063.5715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4.923415">
                <text:p>74.923415</text:p>
              </table:table-cell>
              <table:table-cell office:value-type="float" office:value="545.146634">
                <text:p>545.146634</text:p>
              </table:table-cell>
              <table:table-cell office:value-type="float" office:value="4088.310984">
                <text:p>4088.3109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5.762021">
                <text:p>75.762021</text:p>
              </table:table-cell>
              <table:table-cell office:value-type="float" office:value="545.697981">
                <text:p>545.697981</text:p>
              </table:table-cell>
              <table:table-cell office:value-type="float" office:value="3457.073956">
                <text:p>3457.0739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4.632175">
                <text:p>74.632175</text:p>
              </table:table-cell>
              <table:table-cell office:value-type="float" office:value="555.086429">
                <text:p>555.086429</text:p>
              </table:table-cell>
              <table:table-cell office:value-type="float" office:value="4174.752707">
                <text:p>4174.75270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6.225921">
                <text:p>76.225921</text:p>
              </table:table-cell>
              <table:table-cell office:value-type="float" office:value="542.752264">
                <text:p>542.752264</text:p>
              </table:table-cell>
              <table:table-cell office:value-type="float" office:value="4259.194662">
                <text:p>4259.1946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4.659936">
                <text:p>64.659936</text:p>
              </table:table-cell>
              <table:table-cell office:value-type="float" office:value="545.251295">
                <text:p>545.251295</text:p>
              </table:table-cell>
              <table:table-cell office:value-type="float" office:value="4206.509777">
                <text:p>4206.50977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5.387068">
                <text:p>75.387068</text:p>
              </table:table-cell>
              <table:table-cell office:value-type="float" office:value="544.171513">
                <text:p>544.171513</text:p>
              </table:table-cell>
              <table:table-cell office:value-type="float" office:value="4152.602569">
                <text:p>4152.6025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0.678806">
                <text:p>50.678806</text:p>
              </table:table-cell>
              <table:table-cell office:value-type="float" office:value="544.995408">
                <text:p>544.995408</text:p>
              </table:table-cell>
              <table:table-cell office:value-type="float" office:value="4307.904821">
                <text:p>4307.9048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7.076305">
                <text:p>87.076305</text:p>
              </table:table-cell>
              <table:table-cell office:value-type="float" office:value="633.227534">
                <text:p>633.227534</text:p>
              </table:table-cell>
              <table:table-cell office:value-type="float" office:value="4565.664897">
                <text:p>4565.66489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0.773517">
                <text:p>50.773517</text:p>
              </table:table-cell>
              <table:table-cell office:value-type="float" office:value="551.397602">
                <text:p>551.397602</text:p>
              </table:table-cell>
              <table:table-cell office:value-type="float" office:value="4159.46841">
                <text:p>4159.468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5.13338">
                <text:p>75.13338</text:p>
              </table:table-cell>
              <table:table-cell office:value-type="float" office:value="541.549642">
                <text:p>541.549642</text:p>
              </table:table-cell>
              <table:table-cell office:value-type="float" office:value="2844.23824">
                <text:p>2844.238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.947597">
                <text:p>71.947597</text:p>
              </table:table-cell>
              <table:table-cell office:value-type="float" office:value="444.002469">
                <text:p>444.002469</text:p>
              </table:table-cell>
              <table:table-cell office:value-type="float" office:value="3327.090289">
                <text:p>3327.09028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.218946">
                <text:p>71.218946</text:p>
              </table:table-cell>
              <table:table-cell office:value-type="float" office:value="442.717509">
                <text:p>442.717509</text:p>
              </table:table-cell>
              <table:table-cell office:value-type="float" office:value="3355.578887">
                <text:p>3355.5788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8.991062">
                <text:p>68.991062</text:p>
              </table:table-cell>
              <table:table-cell office:value-type="float" office:value="440.399087">
                <text:p>440.399087</text:p>
              </table:table-cell>
              <table:table-cell office:value-type="float" office:value="3330.482098">
                <text:p>3330.48209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0.59716">
                <text:p>70.59716</text:p>
              </table:table-cell>
              <table:table-cell office:value-type="float" office:value="435.938882">
                <text:p>435.938882</text:p>
              </table:table-cell>
              <table:table-cell office:value-type="float" office:value="3647.467194">
                <text:p>3647.4671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.44876">
                <text:p>71.44876</text:p>
              </table:table-cell>
              <table:table-cell office:value-type="float" office:value="455.757454">
                <text:p>455.757454</text:p>
              </table:table-cell>
              <table:table-cell office:value-type="float" office:value="3367.789827">
                <text:p>3367.7898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.816564">
                <text:p>71.816564</text:p>
              </table:table-cell>
              <table:table-cell office:value-type="float" office:value="441.760525">
                <text:p>441.760525</text:p>
              </table:table-cell>
              <table:table-cell office:value-type="float" office:value="3424.972763">
                <text:p>3424.9727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0.185526">
                <text:p>70.185526</text:p>
              </table:table-cell>
              <table:table-cell office:value-type="float" office:value="442.726842">
                <text:p>442.726842</text:p>
              </table:table-cell>
              <table:table-cell office:value-type="float" office:value="3342.238644">
                <text:p>3342.2386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.831346">
                <text:p>71.831346</text:p>
              </table:table-cell>
              <table:table-cell office:value-type="float" office:value="449.409462">
                <text:p>449.409462</text:p>
              </table:table-cell>
              <table:table-cell office:value-type="float" office:value="3420.991662">
                <text:p>3420.9916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.654914">
                <text:p>71.654914</text:p>
              </table:table-cell>
              <table:table-cell office:value-type="float" office:value="444.498981">
                <text:p>444.498981</text:p>
              </table:table-cell>
              <table:table-cell office:value-type="float" office:value="3296.284792">
                <text:p>3296.2847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9.902037">
                <text:p>69.902037</text:p>
              </table:table-cell>
              <table:table-cell office:value-type="float" office:value="452.5568">
                <text:p>452.5568</text:p>
              </table:table-cell>
              <table:table-cell office:value-type="float" office:value="3413.357929">
                <text:p>3413.3579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9.325977">
                <text:p>59.325977</text:p>
              </table:table-cell>
              <table:table-cell office:value-type="float" office:value="357.930822">
                <text:p>357.930822</text:p>
              </table:table-cell>
              <table:table-cell office:value-type="float" office:value="2653.303558">
                <text:p>2653.3035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9.311122">
                <text:p>59.311122</text:p>
              </table:table-cell>
              <table:table-cell office:value-type="float" office:value="351.620428">
                <text:p>351.620428</text:p>
              </table:table-cell>
              <table:table-cell office:value-type="float" office:value="2733.297853">
                <text:p>2733.2978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1.979834">
                <text:p>61.979834</text:p>
              </table:table-cell>
              <table:table-cell office:value-type="float" office:value="359.336241">
                <text:p>359.336241</text:p>
              </table:table-cell>
              <table:table-cell office:value-type="float" office:value="2644.190949">
                <text:p>2644.1909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.820779">
                <text:p>64.820779</text:p>
              </table:table-cell>
              <table:table-cell office:value-type="float" office:value="353.38849">
                <text:p>353.38849</text:p>
              </table:table-cell>
              <table:table-cell office:value-type="float" office:value="2662.366852">
                <text:p>2662.3668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1.01122">
                <text:p>61.01122</text:p>
              </table:table-cell>
              <table:table-cell office:value-type="float" office:value="362.500552">
                <text:p>362.500552</text:p>
              </table:table-cell>
              <table:table-cell office:value-type="float" office:value="2667.261257">
                <text:p>2667.2612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9.697031">
                <text:p>59.697031</text:p>
              </table:table-cell>
              <table:table-cell office:value-type="float" office:value="355.464048">
                <text:p>355.464048</text:p>
              </table:table-cell>
              <table:table-cell office:value-type="float" office:value="2656.31225">
                <text:p>2656.312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2.189823">
                <text:p>62.189823</text:p>
              </table:table-cell>
              <table:table-cell office:value-type="float" office:value="354.231389">
                <text:p>354.231389</text:p>
              </table:table-cell>
              <table:table-cell office:value-type="float" office:value="2646.13204">
                <text:p>2646.132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.065762">
                <text:p>60.065762</text:p>
              </table:table-cell>
              <table:table-cell office:value-type="float" office:value="357.098014">
                <text:p>357.098014</text:p>
              </table:table-cell>
              <table:table-cell office:value-type="float" office:value="2657.677112">
                <text:p>2657.6771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8.527845">
                <text:p>58.527845</text:p>
              </table:table-cell>
              <table:table-cell office:value-type="float" office:value="371.416755">
                <text:p>371.416755</text:p>
              </table:table-cell>
              <table:table-cell office:value-type="float" office:value="2643.778068">
                <text:p>2643.7780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9.111589">
                <text:p>59.111589</text:p>
              </table:table-cell>
              <table:table-cell office:value-type="float" office:value="363.290408">
                <text:p>363.290408</text:p>
              </table:table-cell>
              <table:table-cell office:value-type="float" office:value="2640.132631">
                <text:p>2640.13263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84.333038">
                <text:p>284.333038</text:p>
              </table:table-cell>
              <table:table-cell office:value-type="float" office:value="530.505487">
                <text:p>530.505487</text:p>
              </table:table-cell>
              <table:table-cell office:value-type="float" office:value="2504.27897">
                <text:p>2504.2789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86.931253">
                <text:p>286.931253</text:p>
              </table:table-cell>
              <table:table-cell office:value-type="float" office:value="676.825293">
                <text:p>676.825293</text:p>
              </table:table-cell>
              <table:table-cell office:value-type="float" office:value="2307.348287">
                <text:p>2307.34828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74.3695">
                <text:p>274.3695</text:p>
              </table:table-cell>
              <table:table-cell office:value-type="float" office:value="678.865978">
                <text:p>678.865978</text:p>
              </table:table-cell>
              <table:table-cell office:value-type="float" office:value="2528.53788">
                <text:p>2528.5378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77.48728">
                <text:p>277.48728</text:p>
              </table:table-cell>
              <table:table-cell office:value-type="float" office:value="404.938784">
                <text:p>404.938784</text:p>
              </table:table-cell>
              <table:table-cell office:value-type="float" office:value="2331.233487">
                <text:p>2331.23348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79.258693">
                <text:p>279.258693</text:p>
              </table:table-cell>
              <table:table-cell office:value-type="float" office:value="629.203539">
                <text:p>629.203539</text:p>
              </table:table-cell>
              <table:table-cell office:value-type="float" office:value="2487.779306">
                <text:p>2487.77930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00.225056">
                <text:p>300.225056</text:p>
              </table:table-cell>
              <table:table-cell office:value-type="float" office:value="526.132436">
                <text:p>526.132436</text:p>
              </table:table-cell>
              <table:table-cell office:value-type="float" office:value="2990.090278">
                <text:p>2990.0902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72.112795">
                <text:p>272.112795</text:p>
              </table:table-cell>
              <table:table-cell office:value-type="float" office:value="398.083881">
                <text:p>398.083881</text:p>
              </table:table-cell>
              <table:table-cell office:value-type="float" office:value="2614.681199">
                <text:p>2614.6811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80.890456">
                <text:p>280.890456</text:p>
              </table:table-cell>
              <table:table-cell office:value-type="float" office:value="572.830315">
                <text:p>572.830315</text:p>
              </table:table-cell>
              <table:table-cell office:value-type="float" office:value="2579.971336">
                <text:p>2579.97133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73.711967">
                <text:p>273.711967</text:p>
              </table:table-cell>
              <table:table-cell office:value-type="float" office:value="462.826606">
                <text:p>462.826606</text:p>
              </table:table-cell>
              <table:table-cell office:value-type="float" office:value="2667.856211">
                <text:p>2667.85621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5.697431">
                <text:p>265.697431</text:p>
              </table:table-cell>
              <table:table-cell office:value-type="float" office:value="609.358658">
                <text:p>609.358658</text:p>
              </table:table-cell>
              <table:table-cell office:value-type="float" office:value="2436.571748">
                <text:p>2436.5717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